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+mn-ea" svg:font-family="+mn-ea"/>
    <style:font-face style:name="Arial2" svg:font-family="Arial"/>
    <style:font-face style:name="Calibri" svg:font-family="Calibri"/>
    <style:font-face style:name="Consolas" svg:font-family="Consolas"/>
    <style:font-face style:name="Nachlieli CLM2" svg:font-family="'Nachlieli CLM'"/>
    <style:font-face style:name="MS Gothic" svg:font-family="'MS Gothic'" style:font-family-generic="modern"/>
    <style:font-face style:name="Monospace" svg:font-family="Monospace" style:font-pitch="fixed"/>
    <style:font-face style:name="Arial3" svg:font-family="Arial" style:font-family-generic="modern" style:font-pitch="fixed"/>
    <style:font-face style:name="Consolas1" svg:font-family="Consolas" style:font-family-generic="modern" style:font-pitch="fixed"/>
    <style:font-face style:name="David CLM" svg:font-family="'David CLM'" style:font-pitch="variable"/>
    <style:font-face style:name="Nachlieli CLM1" svg:font-family="'Nachlieli CLM'" style:font-pitch="variable"/>
    <style:font-face style:name="Tahoma" svg:font-family="Tahoma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Nachlieli CLM" svg:font-family="'Nachlieli CLM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, Arial" style:font-family-generic="swiss" style:font-pitch="variable"/>
    <style:font-face style:name="Noto Sans CJK SC Regular1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Nachlieli CLM3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035cm" svg:stroke-color="#000000" draw:stroke-linejoin="round" draw:fill="none" draw:textarea-horizontal-align="center" draw:textarea-vertical-align="middle" draw:auto-grow-height="false" draw:fit-to-size="false" style:shrink-to-fit="false" fo:padding-top="0.381cm" fo:padding-bottom="0.381cm" fo:padding-left="0.508cm" fo:padding-right="0.508cm" fo:wrap-option="wrap"/>
    </style:style>
    <style:style style:name="gr3" style:family="graphic" style:parent-style-name="standard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381cm" fo:padding-bottom="0.381cm" fo:padding-left="0.508cm" fo:padding-right="0.508cm" fo:wrap-option="wrap"/>
    </style:style>
    <style:style style:name="gr4" style:family="graphic" style:parent-style-name="standard">
      <style:graphic-properties draw:stroke="none" draw:fill="none" fo:min-height="8.149cm"/>
    </style:style>
    <style:style style:name="pr1" style:family="presentation" style:parent-style-name="שקופית_20_כותרת-subtitle">
      <style:graphic-properties draw:stroke="none" svg:stroke-width="0cm" draw:fill="none" draw:fill-color="#ffffff" draw:textarea-vertical-align="top" draw:auto-grow-height="false" draw:fit-to-size="shrink-to-fit" style:shrink-to-fit="true" fo:min-height="11.049cm" fo:padding-top="0.125cm" fo:padding-bottom="0.125cm" fo:padding-left="0.25cm" fo:padding-right="0.25cm" fo:wrap-option="wrap"/>
    </style:style>
    <style:style style:name="pr2" style:family="presentation" style:parent-style-name="שקופית_20_כותרת-backgroundobjects">
      <style:graphic-properties draw:stroke="none" svg:stroke-width="0cm" draw:fill="none" draw:fill-color="#ffffff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pr3" style:family="presentation" style:parent-style-name="שקופית_20_כותרת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pr4" style:family="presentation" style:parent-style-name="שקופית_20_כותרת-notes">
      <style:graphic-properties draw:fill-color="#ffffff" fo:min-height="13.364cm"/>
    </style:style>
    <style:style style:name="pr5" style:family="presentation" style:parent-style-name="כותרת_20_ותוכן-outline1">
      <style:graphic-properties draw:stroke="none" svg:stroke-width="0cm" draw:fill="none" draw:textarea-vertical-align="top" draw:auto-grow-height="false" draw:fit-to-size="false" style:shrink-to-fit="false" fo:min-height="10.798cm" fo:padding-top="0.125cm" fo:padding-bottom="0.125cm" fo:padding-left="0.25cm" fo:padding-right="0.25cm" fo:wrap-option="wrap"/>
    </style:style>
    <style:style style:name="pr6" style:family="presentation" style:parent-style-name="כותרת_20_ותוכן-title">
      <style:graphic-properties draw:stroke="none" svg:stroke-width="0cm" draw:fill="none" draw:textarea-vertical-align="bottom" draw:auto-grow-height="false" draw:fit-to-size="shrink-to-fit" style:shrink-to-fit="true" fo:min-height="3.181cm" fo:padding-top="0.125cm" fo:padding-bottom="0.254cm" fo:padding-left="0.25cm" fo:padding-right="0.25cm" fo:wrap-option="wrap"/>
    </style:style>
    <style:style style:name="pr7" style:family="presentation" style:parent-style-name="כותרת_20_ותוכן-backgroundobjects">
      <style:graphic-properties draw:stroke="none" svg:stroke-width="0cm" draw:fill="none" draw:fill-color="#ffffff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pr8" style:family="presentation" style:parent-style-name="כותרת_20_ותוכן-notes">
      <style:graphic-properties draw:fill-color="#ffffff" fo:min-height="13.364cm"/>
    </style:style>
    <style:style style:name="pr9" style:family="presentation" style:parent-style-name="כותרת_20_ותוכן-notes">
      <style:graphic-properties draw:stroke="none" svg:stroke-width="0.026cm" draw:stroke-linejoin="miter" draw:fill="none" draw:fill-color="#ffffff" draw:textarea-vertical-align="top" draw:auto-grow-height="false" draw:fit-to-size="shrink-to-fit" style:shrink-to-fit="true" fo:min-height="12.793cm" fo:padding-top="0.134cm" fo:padding-bottom="0.134cm" fo:padding-left="0.269cm" fo:padding-right="0.269cm" fo:wrap-option="wrap"/>
    </style:style>
    <style:style style:name="pr10" style:family="presentation" style:parent-style-name="כותרת_20_ותוכן-backgroundobjects">
      <style:graphic-properties draw:stroke="none" svg:stroke-width="0.026cm" draw:stroke-linejoin="miter" draw:fill="none" draw:fill-color="#ffffff" draw:textarea-vertical-align="bottom" draw:auto-grow-height="false" draw:fit-to-size="false" style:shrink-to-fit="false" fo:min-height="12.793cm" fo:padding-top="0.134cm" fo:padding-bottom="0.134cm" fo:padding-left="0.269cm" fo:padding-right="0.269cm" fo:wrap-option="wrap"/>
    </style:style>
    <style:style style:name="P1" style:family="paragraph">
      <style:paragraph-properties fo:margin-left="0cm" fo:margin-right="0cm" fo:margin-top="0.205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style:paragraph-properties fo:margin-left="0cm" fo:margin-right="0cm" fo:margin-top="0.20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6pt"/>
    </style:style>
    <style:style style:name="P4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P6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7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8" style:family="paragraph">
      <loext:graphic-properties draw:fill-color="#ffffff"/>
    </style:style>
    <style:style style:name="P9" style:family="paragraph">
      <loext:graphic-properties draw:fill="none"/>
      <style:paragraph-properties fo:line-height="100%" fo:text-align="start" style:font-independent-line-spacing="true"/>
      <style:text-properties style:text-position="0% 100%" fo:font-size="26pt"/>
    </style:style>
    <style:style style:name="P10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11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12" style:family="paragraph">
      <style:paragraph-properties fo:margin-top="0.423cm" fo:margin-bottom="0cm" fo:line-height="100%" fo:text-align="start" style:writing-mode="lr-tb"/>
    </style:style>
    <style:style style:name="P13" style:family="paragraph">
      <style:paragraph-properties fo:margin-top="0cm" fo:margin-bottom="0cm" fo:line-height="100%" fo:text-align="start" style:writing-mode="lr-tb"/>
    </style:style>
    <style:style style:name="P14" style:family="paragraph">
      <loext:graphic-properties draw:fill="none" draw:fill-color="#ffffff"/>
      <style:paragraph-properties fo:margin-top="0cm" fo:margin-bottom="0cm" fo:line-height="100%" fo:text-align="center" style:punctuation-wrap="hanging" style:writing-mode="lr-tb" style:font-independent-line-spacing="true"/>
      <style:text-properties fo:font-size="14pt" style:font-size-asian="14pt" style:font-size-complex="14pt" fo:hyphenate="false"/>
    </style:style>
    <style:style style:name="P15" style:family="paragraph">
      <loext:graphic-properties draw:fill="none"/>
      <style:paragraph-properties fo:line-height="100%" fo:text-align="start" style:font-independent-line-spacing="true"/>
      <style:text-properties style:text-position="0% 100%" fo:font-size="24pt" style:font-size-asian="24pt" style:font-size-complex="24pt"/>
    </style:style>
    <style:style style:name="P16" style:family="paragraph">
      <loext:graphic-properties draw:fill="none"/>
      <style:paragraph-properties fo:margin-top="0.423cm" fo:margin-bottom="0cm" fo:line-height="100%" fo:text-align="start" style:writing-mode="lr-tb" style:font-independent-line-spacing="true"/>
      <style:text-properties fo:font-size="24pt"/>
    </style:style>
    <style:style style:name="P17" style:family="paragraph">
      <style:paragraph-properties fo:margin-left="0cm" fo:margin-right="0cm" fo:margin-top="0.127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18" style:family="paragraph">
      <loext:graphic-properties draw:fill="none" draw:fill-color="#ffffff"/>
      <style:paragraph-properties fo:margin-left="0cm" fo:margin-right="0cm" fo:margin-top="0.127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19" style:family="paragraph">
      <style:paragraph-properties fo:margin-top="0cm" fo:margin-bottom="0cm" fo:line-height="100%" fo:text-align="end" style:punctuation-wrap="simple" style:writing-mode="rl-tb"/>
      <style:text-properties fo:font-size="13pt" style:font-size-asian="14pt" style:font-size-complex="14pt"/>
    </style:style>
    <style:style style:name="P20" style:family="paragraph">
      <loext:graphic-properties draw:fill="none" draw:fill-color="#ffffff"/>
      <style:paragraph-properties fo:margin-top="0cm" fo:margin-bottom="0cm" fo:line-height="100%" fo:text-align="end" style:punctuation-wrap="simple" style:writing-mode="rl-tb" style:font-independent-line-spacing="true"/>
      <style:text-properties fo:font-size="13pt" style:font-size-asian="14pt" style:font-size-complex="14pt"/>
    </style:style>
    <style:style style:name="P21" style:family="paragraph">
      <loext:graphic-properties draw:fill="none"/>
      <style:paragraph-properties fo:text-align="start" style:font-independent-line-spacing="true"/>
      <style:text-properties style:text-position="0% 100%" fo:font-size="28pt" style:font-size-asian="28pt" style:font-size-complex="28pt"/>
    </style:style>
    <style:style style:name="P22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23" style:family="paragraph">
      <loext:graphic-properties draw:fill="none" draw:fill-color="#ffffff"/>
      <style:paragraph-properties fo:text-align="start" style:font-independent-line-spacing="true"/>
      <style:text-properties fo:font-size="13pt" style:font-size-asian="14pt" style:font-size-complex="14pt"/>
    </style:style>
    <style:style style:name="P24" style:family="paragraph">
      <style:paragraph-properties fo:margin-left="0cm" fo:margin-right="0cm" fo:margin-top="0.205cm" fo:margin-bottom="0cm" fo:line-height="100%" fo:text-align="start" fo:text-indent="0cm" style:punctuation-wrap="hanging" style:writing-mode="lr-tb"/>
      <style:text-properties fo:hyphenate="false"/>
    </style:style>
    <style:style style:name="P25" style:family="paragraph">
      <loext:graphic-properties draw:fill="none"/>
      <style:paragraph-properties fo:text-align="start" style:font-independent-line-spacing="true"/>
      <style:text-properties fo:font-size="26pt"/>
    </style:style>
    <style:style style:name="P26" style:family="paragraph">
      <style:paragraph-properties fo:margin-left="0cm" fo:margin-right="0cm" fo:text-indent="0cm" style:writing-mode="lr-tb"/>
    </style:style>
    <style:style style:name="P27" style:family="paragraph">
      <loext:graphic-properties draw:fill="none"/>
      <style:paragraph-properties fo:text-align="start" style:font-independent-line-spacing="true"/>
      <style:text-properties fo:font-size="36pt" style:font-size-asian="36pt" style:font-size-complex="36pt"/>
    </style:style>
    <style:style style:name="P28" style:family="paragraph">
      <style:paragraph-properties fo:margin-top="0.42cm" fo:margin-bottom="0.35cm"/>
    </style:style>
    <style:style style:name="P29" style:family="paragraph">
      <loext:graphic-properties draw:fill="none"/>
      <style:paragraph-properties fo:margin-top="0.42cm" fo:margin-bottom="0.35cm"/>
      <style:text-properties fo:font-size="24pt" style:font-size-asian="10pt" style:font-size-complex="10pt"/>
    </style:style>
    <style:style style:name="T1" style:family="text">
      <style:text-properties fo:font-variant="normal" fo:text-transform="none" fo:color="#696464" style:text-line-through-style="none" style:text-line-through-type="none" style:text-position="0% 100%" style:font-name="Arial2" fo:font-size="26pt" fo:letter-spacing="normal" fo:font-style="normal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T2" style:family="text">
      <style:text-properties fo:font-variant="normal" fo:text-transform="none" fo:color="#696464" style:text-line-through-style="none" style:text-line-through-type="none" style:text-position="0% 100%" style:font-name="Arial2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Arial2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Arial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5" style:family="text">
      <style:text-properties fo:font-variant="normal" fo:text-transform="none" fo:color="#0000ff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7" style:family="text">
      <style:text-properties fo:font-variant="normal" fo:text-transform="none" fo:color="#800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onsolas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9" style:family="text">
      <style:text-properties fo:font-variant="normal" fo:text-transform="none" fo:color="#80008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0" style:family="text">
      <style:text-properties fo:font-variant="normal" fo:text-transform="none" fo:color="#696464" style:text-line-through-style="none" style:text-line-through-type="none" style:text-position="0% 100%" style:font-name="Arial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12" style:family="text">
      <style:text-properties fo:font-variant="normal" fo:text-transform="none" fo:color="#ff0000" style:text-line-through-style="none" style:text-line-through-type="none" style:text-position="0% 100%" style:font-name="Arial" fo:font-size="24pt" fo:letter-spacing="normal" fo:font-style="normal" style:text-underline-style="none" fo:font-weight="bold" style:font-size-asian="24pt" style:font-style-asian="normal" style:font-weight-asian="bold" style:font-name-complex="Arial" style:font-size-complex="24pt" style:font-style-complex="normal" style:font-weight-complex="bold"/>
    </style:style>
    <style:style style:name="T13" style:family="text">
      <style:text-properties fo:font-variant="normal" fo:text-transform="none" fo:color="#ff0000" style:text-line-through-style="none" style:text-line-through-type="none" style:text-position="0% 100%" style:font-name="Consolas1" fo:font-size="24pt" fo:letter-spacing="normal" fo:font-style="normal" style:text-underline-style="none" fo:font-weight="bold" style:font-size-asian="24pt" style:font-style-asian="normal" style:font-weight-asian="bold" style:font-name-complex="Consolas1" style:font-size-complex="24pt" style:font-style-complex="normal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Consolas1" fo:font-size="24pt" fo:letter-spacing="normal" fo:font-style="normal" style:text-underline-style="none" fo:font-weight="bold" style:font-size-asian="24pt" style:font-style-asian="normal" style:font-weight-asian="bold" style:font-name-complex="Consolas1" style:font-size-complex="24pt" style:font-style-complex="normal" style:font-weight-complex="bold"/>
    </style:style>
    <style:style style:name="T15" style:family="text"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Times New Roman" fo:font-size="13pt" fo:letter-spacing="normal" fo:font-style="normal" style:text-underline-style="none" fo:font-weight="normal" style:font-name-asian="+mn-ea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T17" style:family="text">
      <style:text-properties fo:font-variant="normal" fo:text-transform="none" fo:color="#0000ff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9" style:family="text">
      <style:text-properties fo:font-variant="normal" fo:text-transform="none" fo:color="#800000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Consolas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Arial2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22" style:family="text">
      <style:text-properties fo:font-variant="normal" fo:text-transform="none" fo:color="#0000ff" style:text-line-through-style="none" style:text-line-through-type="none" style:text-position="0% 100%" style:font-name="Arial2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23" style:family="text">
      <style:text-properties fo:font-size="24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1cm" text:min-label-width="1.269cm"/>
        <style:text-properties style:font-name="Arial" fo:color="#d34817" fo:font-size="8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001cm" text:min-label-width="1.428cm"/>
        <style:text-properties fo:color="#d34817" fo:font-size="8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שקופית_20_כותרת" presentation:presentation-page-layout-name="AL1T0">
        <office:forms form:automatic-focus="false" form:apply-design-mode="false"/>
        <draw:frame draw:name="Subtitle 5" presentation:style-name="pr1" draw:text-style-name="P3" draw:layer="layout" svg:width="17.779cm" svg:height="7.619cm" svg:x="3.598cm" svg:y="8.89cm" presentation:class="subtitle" presentation:user-transformed="true">
          <draw:text-box>
            <text:p text:style-name="P1"><text:span text:style-name="T1">Understand and remember.</text:span></text:p>
            <text:p text:style-name="P1"><text:span text:style-name="T1"/></text:p>
            <text:list text:style-name="L2">
              <text:list-item>
                <text:p text:style-name="P2"><text:span text:style-name="T2">More than syntactic sugar.</text:span></text:p>
              </text:list-item>
              <text:list-item>
                <text:p text:style-name="P2"><text:span text:style-name="T2">This is how a lot of stuff works under the hood (e.g. inheritance)</text:span></text:p>
              </text:list-item>
            </text:list>
          </draw:text-box>
        </draw:frame>
        <draw:frame draw:name="Slide Number Placeholder 2" presentation:style-name="pr2" draw:text-style-name="P5" draw:layer="layout" svg:width="0.846cm" svg:height="0.846cm" svg:x="0cm" svg:y="18.203cm" presentation:class="page-number" presentation:user-transformed="true">
          <draw:text-box>
            <text:p text:style-name="P4"><text:span text:style-name="T3"><text:page-number>&lt;number&gt;</text:page-number></text:span></text:p>
          </draw:text-box>
        </draw:frame>
        <draw:frame draw:name="Title 4" presentation:style-name="pr3" draw:text-style-name="P7" draw:layer="layout" svg:width="22.859cm" svg:height="4.082cm" svg:x="1.27cm" svg:y="4.183cm" presentation:class="title" presentation:user-transformed="true">
          <draw:text-box>
            <text:p text:style-name="P6"><text:span text:style-name="T4">Overloadin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unction overloading - C" draw:style-name="dp1" draw:master-page-name="כותרת_20_ותוכן" presentation:presentation-page-layout-name="AL2T11">
        <office:forms form:automatic-focus="false" form:apply-design-mode="false"/>
        <draw:frame draw:name="Rectangle 3" presentation:style-name="pr5" draw:text-style-name="P9" draw:layer="layout" svg:width="23.706cm" svg:height="15.874cm" svg:x="0.847cm" svg:y="2.54cm" presentation:class="outline" presentation:user-transformed="true">
          <draw:text-box>
            <text:p text:style-name="P2"><text:span text:style-name="T5">#include</text:span><text:span text:style-name="T6"> </text:span><text:span text:style-name="T7">&lt;stdio.h&gt;</text:span><text:span text:style-name="T6"> </text:span><text:span text:style-name="T6"><text:line-break/></text:span><text:span text:style-name="T5">void</text:span><text:span text:style-name="T6"> </text:span><text:span text:style-name="T8">foo</text:span><text:span text:style-name="T6">() </text:span><text:span text:style-name="T6"><text:line-break/></text:span><text:span text:style-name="T6">{ </text:span><text:span text:style-name="T6"><text:line-break/></text:span><text:span text:style-name="T6">   printf (</text:span><text:span text:style-name="T7">"foo()\n"</text:span><text:span text:style-name="T6">); </text:span><text:span text:style-name="T6"><text:line-break/></text:span><text:span text:style-name="T6">} </text:span><text:span text:style-name="T6"><text:line-break/></text:span><text:span text:style-name="T5">void</text:span><text:span text:style-name="T6"> </text:span><text:span text:style-name="T8">foo</text:span><text:span text:style-name="T6">(</text:span><text:span text:style-name="T5">int</text:span><text:span text:style-name="T6"> n) </text:span><text:span text:style-name="T6"><text:line-break/></text:span><text:span text:style-name="T6">{ </text:span><text:span text:style-name="T6"><text:line-break/></text:span><text:span text:style-name="T6">   printf (</text:span><text:span text:style-name="T7">"foo(%d)\n"</text:span><text:span text:style-name="T6">, n); </text:span><text:span text:style-name="T6"><text:line-break/></text:span><text:span text:style-name="T6">} </text:span><text:span text:style-name="T6"><text:line-break/></text:span><text:span text:style-name="T5">int</text:span><text:span text:style-name="T6"> </text:span><text:span text:style-name="T8">main</text:span><text:span text:style-name="T6">() </text:span><text:span text:style-name="T6"><text:line-break/></text:span><text:span text:style-name="T6">{ </text:span><text:span text:style-name="T6"><text:line-break/></text:span><text:span text:style-name="T6">   foo(</text:span><text:span text:style-name="T9">12</text:span><text:span text:style-name="T6">); </text:span><text:span text:style-name="T6"><text:line-break/></text:span><text:span text:style-name="T6">   foo(); </text:span><text:span text:style-name="T6"><text:line-break/></text:span><text:span text:style-name="T6">   </text:span><text:span text:style-name="T5">return</text:span><text:span text:style-name="T6"> </text:span><text:span text:style-name="T9">0</text:span><text:span text:style-name="T6">; </text:span><text:span text:style-name="T6"><text:line-break/></text:span><text:span text:style-name="T6">} </text:span></text:p>
          </draw:text-box>
        </draw:frame>
        <draw:frame draw:name="Rectangle 2" presentation:style-name="pr6" draw:text-style-name="P7" draw:layer="layout" svg:width="23.706cm" svg:height="1.776cm" svg:x="0.847cm" svg:y="0.763cm" presentation:class="title" presentation:user-transformed="true">
          <draw:text-box>
            <text:p text:style-name="P10"><text:span text:style-name="T10">Function overloading - C</text:span></text:p>
          </draw:text-box>
        </draw:frame>
        <draw:frame draw:name="מציין מיקום של מספר שקופית 4" presentation:style-name="pr7" draw:text-style-name="P5" draw:layer="layout" svg:width="0.846cm" svg:height="0.846cm" svg:x="0cm" svg:y="18.203cm" presentation:class="page-number" presentation:user-transformed="true">
          <draw:text-box>
            <text:p text:style-name="P4"><text:span text:style-name="T3"><text:page-number>&lt;number&gt;</text:page-number></text:span></text:p>
          </draw:text-box>
        </draw:frame>
        <draw:line draw:name="Line 4" draw:style-name="gr2" draw:text-style-name="P11" draw:layer="layout" svg:x1="14.816cm" svg:y1="2.813cm" svg:x2="14.817cm" svg:y2="18.485cm">
          <text:p/>
        </draw:line>
        <draw:custom-shape draw:name="Text Box 5" draw:style-name="gr3" draw:text-style-name="P11" draw:layer="layout" svg:width="9.63cm" svg:height="5.843cm" svg:x="15.24cm" svg:y="2.813cm">
          <text:p text:style-name="P12"><text:span text:style-name="T11">Compilation output:</text:span></text:p>
          <text:p text:style-name="P13"><text:span text:style-name="T12"/></text:p>
          <text:p text:style-name="P13"><text:span text:style-name="T13">Error:</text:span></text:p>
          <text:p text:style-name="P13"><text:span text:style-name="T13">Multiple definition of fo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unction overloading – C++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6" draw:text-style-name="P7" draw:layer="layout" svg:width="23.706cm" svg:height="1.776cm" svg:x="0.847cm" svg:y="0.763cm" presentation:class="title" presentation:user-transformed="true">
          <draw:text-box>
            <text:p text:style-name="P10"><text:span text:style-name="T10">Function overloading – C++</text:span></text:p>
          </draw:text-box>
        </draw:frame>
        <draw:frame draw:name="מציין מיקום של מספר שקופית 4" presentation:style-name="pr7" draw:text-style-name="P14" draw:layer="layout" svg:width="0.846cm" svg:height="0.846cm" svg:x="0cm" svg:y="18.203cm" presentation:class="page-number" presentation:user-transformed="true">
          <draw:text-box>
            <text:p text:style-name="P4"><text:span text:style-name="T3"><text:page-number>&lt;number&gt;</text:page-number></text:span></text:p>
          </draw:text-box>
        </draw:frame>
        <draw:frame draw:name="Rectangle 3" presentation:style-name="pr5" draw:text-style-name="P15" draw:layer="layout" svg:width="23.706cm" svg:height="15.874cm" svg:x="0.854cm" svg:y="1.757cm" presentation:class="outline" presentation:user-transformed="true">
          <draw:text-box>
            <text:p text:style-name="P2"><text:span text:style-name="T5"/></text:p>
            <text:p text:style-name="P2"><text:span text:style-name="T5"/></text:p>
            <text:p text:style-name="P2"><text:span text:style-name="T5">#include</text:span><text:span text:style-name="T6"> </text:span><text:span text:style-name="T7">&lt;iostream&gt;</text:span><text:span text:style-name="T6"> </text:span><text:span text:style-name="T6"><text:line-break/></text:span><text:span text:style-name="T5">void</text:span><text:span text:style-name="T6"> </text:span><text:span text:style-name="T8">foo</text:span><text:span text:style-name="T6">() {</text:span><text:span text:style-name="T6"><text:line-break/></text:span><text:span text:style-name="T6">   std::cout &lt;&lt; </text:span><text:span text:style-name="T7">"foo()\n"</text:span><text:span text:style-name="T6">; </text:span><text:span text:style-name="T6"><text:line-break/></text:span><text:span text:style-name="T6">} </text:span><text:span text:style-name="T6"><text:line-break/></text:span><text:span text:style-name="T5">void</text:span><text:span text:style-name="T6"> </text:span><text:span text:style-name="T8">foo</text:span><text:span text:style-name="T6">(</text:span><text:span text:style-name="T5">int</text:span><text:span text:style-name="T6"> n) { </text:span><text:span text:style-name="T6"><text:line-break/></text:span><text:span text:style-name="T6">   std::cout&lt;&lt;</text:span><text:span text:style-name="T7">"foo("</text:span><text:span text:style-name="T6">&lt;&lt;n&lt;&lt;</text:span><text:span text:style-name="T7">")\n"</text:span><text:span text:style-name="T6">; </text:span><text:span text:style-name="T6"><text:line-break/></text:span><text:span text:style-name="T6">} </text:span><text:span text:style-name="T6"><text:line-break/></text:span><text:span text:style-name="T5">int</text:span><text:span text:style-name="T6"> </text:span><text:span text:style-name="T8">main</text:span><text:span text:style-name="T6">() { </text:span><text:span text:style-name="T6"><text:line-break/></text:span><text:span text:style-name="T6">   foo(</text:span><text:span text:style-name="T9">12</text:span><text:span text:style-name="T6">); </text:span><text:span text:style-name="T6"><text:line-break/></text:span><text:span text:style-name="T6">   foo(); </text:span><text:span text:style-name="T6"><text:line-break/></text:span><text:span text:style-name="T6">} </text:span></text:p>
          </draw:text-box>
        </draw:frame>
        <draw:line draw:name="Line 4" draw:style-name="gr2" draw:text-style-name="P11" draw:layer="layout" svg:x1="16.086cm" svg:y1="2.963cm" svg:x2="16.087cm" svg:y2="18.635cm">
          <text:p/>
        </draw:line>
        <draw:custom-shape draw:name="Text Box 5" draw:style-name="gr3" draw:text-style-name="P16" draw:layer="layout" svg:width="9.101cm" svg:height="6.689cm" svg:x="16.298cm" svg:y="2.813cm">
          <text:p text:style-name="P12"><text:span text:style-name="T11">Output:</text:span></text:p>
          <text:p text:style-name="P12"><text:span text:style-name="T11">Compile, and print:</text:span></text:p>
          <text:p text:style-name="P13"><text:span text:style-name="T14">foo(12)</text:span></text:p>
          <text:p text:style-name="P13"><text:span text:style-name="T14">foo()</text:span></text:p>
          <text:p text:style-name="P12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מציין מיקום של תמונת שקופית 1" draw:style-name="gr1" draw:layer="layout" svg:width="14.216cm" svg:height="10.662cm" svg:x="2.752cm" svg:y="2.134cm" draw:page-number="3" presentation:class="page"/>
          <draw:frame draw:name="מציין מיקום של הערות 2" presentation:style-name="pr9" draw:text-style-name="P18" draw:layer="layout" svg:width="14.463cm" svg:height="12.787cm" svg:x="2.628cm" svg:y="13.507cm" presentation:class="notes" presentation:user-transformed="true">
            <draw:text-box>
              <text:p text:style-name="P17"><text:span text:style-name="T15">How does the compiler solve this in the object file? Name mangeling</text:span></text:p>
              <text:p text:style-name="P17"><text:span text:style-name="T15">void Foo() becomes for example foo@void and foo(int) may become foo@I32</text:span></text:p>
            </draw:text-box>
          </draw:frame>
          <draw:frame draw:name="מציין מיקום של מספר שקופית 3" presentation:style-name="pr10" draw:text-style-name="P20" draw:layer="layout" svg:width="8.545cm" svg:height="1.419cm" svg:x="11.174cm" svg:y="27.01cm" presentation:class="page-number" presentation:user-transformed="true">
            <draw:text-box>
              <text:p text:style-name="P19"><text:span text:style-name="T16"><text:page-number>&lt;number&gt;</text:page-number></text:span></text:p>
            </draw:text-box>
          </draw:frame>
        </presentation:notes>
      </draw:page>
      <draw:page draw:name="Default parameters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6" draw:text-style-name="P7" draw:layer="layout" svg:width="23.706cm" svg:height="1.776cm" svg:x="0.847cm" svg:y="0.763cm" presentation:class="title" presentation:user-transformed="true">
          <draw:text-box>
            <text:p text:style-name="P10"><text:span text:style-name="T10">Default parameters</text:span></text:p>
          </draw:text-box>
        </draw:frame>
        <draw:frame draw:name="מציין מיקום של מספר שקופית 4" presentation:style-name="pr7" draw:text-style-name="P5" draw:layer="layout" svg:width="0.846cm" svg:height="0.846cm" svg:x="0cm" svg:y="18.203cm" presentation:class="page-number" presentation:user-transformed="true">
          <draw:text-box>
            <text:p text:style-name="P4"><text:span text:style-name="T3"><text:page-number>&lt;number&gt;</text:page-number></text:span></text:p>
          </draw:text-box>
        </draw:frame>
        <draw:frame draw:name="Rectangle 3" presentation:style-name="pr5" draw:text-style-name="P21" draw:layer="layout" svg:width="23.706cm" svg:height="15.874cm" svg:x="0.847cm" svg:y="2.328cm" presentation:class="outline" presentation:user-transformed="true">
          <draw:text-box>
            <text:p text:style-name="P2"><text:span text:style-name="T17"/></text:p>
            <text:p text:style-name="P2"><text:span text:style-name="T17">#include</text:span><text:span text:style-name="T18"> </text:span><text:span text:style-name="T19">&lt;iostream&gt;</text:span><text:span text:style-name="T18"> </text:span><text:span text:style-name="T18"><text:line-break/></text:span><text:span text:style-name="T18"/></text:p>
            <text:p text:style-name="P2"><text:span text:style-name="T17">void</text:span><text:span text:style-name="T18"> </text:span><text:span text:style-name="T20">foo</text:span><text:span text:style-name="T18">(</text:span><text:span text:style-name="T17">int</text:span><text:span text:style-name="T18"> n=5) </text:span><text:span text:style-name="T18"><text:line-break/></text:span><text:span text:style-name="T18">{ </text:span><text:span text:style-name="T18"><text:line-break/></text:span><text:span text:style-name="T18">   std::cout &lt;&lt; n; </text:span><text:span text:style-name="T18"><text:line-break/></text:span><text:span text:style-name="T18">} </text:span></text:p>
            <text:p text:style-name="P2"><text:span text:style-name="T18"><text:line-break/></text:span><text:span text:style-name="T17">int</text:span><text:span text:style-name="T18"> </text:span><text:span text:style-name="T20">main</text:span><text:span text:style-name="T18">() </text:span><text:span text:style-name="T18"><text:line-break/></text:span><text:span text:style-name="T18">{ </text:span><text:span text:style-name="T18"><text:line-break/></text:span><text:span text:style-name="T18">      foo(); </text:span><text:span text:style-name="T18"><text:line-break/></text:span><text:span text:style-name="T18">} </text:span></text:p>
          </draw:text-box>
        </draw:frame>
        <draw:line draw:name="Line 4" draw:style-name="gr2" draw:text-style-name="P11" draw:layer="layout" svg:x1="16.086cm" svg:y1="2.963cm" svg:x2="16.087cm" svg:y2="18.635cm">
          <text:p/>
        </draw:line>
        <draw:custom-shape draw:name="Text Box 5" draw:style-name="gr3" draw:text-style-name="P11" draw:layer="layout" svg:width="9.101cm" svg:height="5.673cm" svg:x="16.298cm" svg:y="2.813cm">
          <text:p text:style-name="P12"><text:span text:style-name="T11">Output:</text:span></text:p>
          <text:p text:style-name="P12"><text:span text:style-name="T11">Compile, and print:</text:span></text:p>
          <text:p text:style-name="P13"><text:span text:style-name="T14">foo(5)</text:span></text:p>
          <text:p text:style-name="P12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מציין מיקום של תמונת שקופית 1" draw:style-name="gr1" draw:layer="layout" svg:width="14.216cm" svg:height="10.662cm" svg:x="2.752cm" svg:y="2.134cm" draw:page-number="4" presentation:class="page"/>
          <draw:frame draw:name="מציין מיקום של הערות 2" presentation:style-name="pr9" draw:text-style-name="P22" draw:layer="layout" svg:width="14.463cm" svg:height="12.787cm" svg:x="2.628cm" svg:y="13.507cm" presentation:class="notes" presentation:user-transformed="true">
            <draw:text-box>
              <text:p text:style-name="P17"><text:span text:style-name="T15">How does the compiler solve this in the object file? Name mangeling</text:span></text:p>
              <text:p text:style-name="P17"><text:span text:style-name="T15">void Foo() becomes for example foo@void and foo(int) may become foo@I32</text:span></text:p>
            </draw:text-box>
          </draw:frame>
          <draw:frame draw:name="מציין מיקום של מספר שקופית 3" presentation:style-name="pr10" draw:text-style-name="P23" draw:layer="layout" svg:width="8.545cm" svg:height="1.419cm" svg:x="11.174cm" svg:y="27.01cm" presentation:class="page-number" presentation:user-transformed="true">
            <draw:text-box>
              <text:p text:style-name="P19"><text:span text:style-name="T16"><text:page-number>&lt;number&gt;</text:page-number></text:span></text:p>
            </draw:text-box>
          </draw:frame>
        </presentation:notes>
      </draw:page>
      <draw:page draw:name="Overload resolution" draw:style-name="dp1" draw:master-page-name="כותרת_20_ותוכן" presentation:presentation-page-layout-name="AL2T11">
        <office:forms form:automatic-focus="false" form:apply-design-mode="false"/>
        <draw:frame draw:name="Title 1" presentation:style-name="pr6" draw:text-style-name="P7" draw:layer="layout" svg:width="23.706cm" svg:height="1.776cm" svg:x="0.847cm" svg:y="0.763cm" presentation:class="title" presentation:user-transformed="true">
          <draw:text-box>
            <text:p text:style-name="P10"><text:span text:style-name="T10">Overload resolution</text:span></text:p>
          </draw:text-box>
        </draw:frame>
        <draw:frame draw:name="Slide Number Placeholder 2" presentation:style-name="pr7" draw:text-style-name="P5" draw:layer="layout" svg:width="0.846cm" svg:height="0.846cm" svg:x="0cm" svg:y="18.203cm" presentation:class="page-number" presentation:user-transformed="true">
          <draw:text-box>
            <text:p text:style-name="P4"><text:span text:style-name="T3"><text:page-number>&lt;number&gt;</text:page-number></text:span></text:p>
          </draw:text-box>
        </draw:frame>
        <draw:frame draw:name="Content Placeholder 3" presentation:style-name="pr5" draw:text-style-name="P25" draw:layer="layout" svg:width="23.706cm" svg:height="12.954cm" svg:x="0.678cm" svg:y="3.302cm" presentation:class="outline" presentation:user-transformed="true">
          <draw:text-box>
            <text:list text:style-name="L5">
              <text:list-item>
                <text:p text:style-name="P24"><text:span text:style-name="T21">Find all functions with same name “candidates”. Let’s call them O1.</text:span></text:p>
              </text:list-item>
              <text:list-item>
                <text:p text:style-name="P24"><text:span text:style-name="T21">Find O2 subset of O1 which have the correct number of arguments - <text:s/>“viable candidates”</text:span></text:p>
              </text:list-item>
              <text:list-item>
                <text:p text:style-name="P24"><text:span text:style-name="T21">Find O3 subset of O2 with best matching arguments.</text:span></text:p>
              </text:list-item>
            </text:list>
            <text:p text:style-name="P2"><text:span text:style-name="T21"><text:tab/></text:span><text:span text:style-name="T21">if |O3|=1</text:span></text:p>
            <text:p text:style-name="P2"><text:span text:style-name="T21"><text:tab/></text:span><text:span text:style-name="T21"><text:tab/></text:span><text:span text:style-name="T21"> </text:span><text:span text:style-name="T21">use that function.</text:span></text:p>
            <text:p text:style-name="P2"><text:span text:style-name="T21"><text:tab/></text:span><text:span text:style-name="T21">else (0 or more than 1):</text:span></text:p>
            <text:p text:style-name="P2"><text:span text:style-name="T21"><text:tab/></text:span><text:span text:style-name="T21"><text:tab/></text:span><text:span text:style-name="T21"> </text:span><text:span text:style-name="T21">emit compilation error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כותרת_20_ותוכן" presentation:presentation-page-layout-name="AL2T11">
        <office:forms form:automatic-focus="false" form:apply-design-mode="false"/>
        <draw:frame draw:name="Title 1" presentation:style-name="pr6" draw:text-style-name="P7" draw:layer="layout" svg:width="23.706cm" svg:height="1.776cm" svg:x="0.847cm" svg:y="0.763cm" presentation:class="title" presentation:user-transformed="true">
          <draw:text-box>
            <text:p text:style-name="P10"><text:span text:style-name="T10">Overload – Examples (folder 4)</text:span></text:p>
          </draw:text-box>
        </draw:frame>
        <draw:frame draw:name="Slide Number Placeholder 2" presentation:style-name="pr7" draw:text-style-name="P5" draw:layer="layout" svg:width="0.846cm" svg:height="0.846cm" svg:x="0cm" svg:y="18.203cm" presentation:class="page-number" presentation:user-transformed="true">
          <draw:text-box>
            <text:p text:style-name="P4"><text:span text:style-name="T3"><text:page-number>&lt;number&gt;</text:page-number></text:span></text:p>
          </draw:text-box>
        </draw:frame>
        <draw:frame draw:name="Content Placeholder 3" presentation:style-name="pr5" draw:text-style-name="P27" draw:layer="layout" svg:width="23.706cm" svg:height="2.6cm" svg:x="0.474cm" svg:y="2.895cm" presentation:class="outline" presentation:user-transformed="true">
          <draw:text-box>
            <text:list text:style-name="L1">
              <text:list-item>
                <text:p text:style-name="P24"><text:span text:style-name="T22">power functions;</text:span></text:p>
              </text:list-item>
              <text:list-item>
                <text:p text:style-name="P24"><text:span text:style-name="T22">How does it work? </text:span></text:p>
                <text:list>
                  <text:list-item>
                    <text:p text:style-name="P26"><text:span text:style-name="T22">Try the following in </text:span><text:span text:style-name="T22"><text:a xlink:href="http://godbolt.org/" xlink:type="simple">http://godbolt.org</text:a></text:span><text:span text:style-name="T22"><text:s/>, first in C mode and then in C++ mode:</text:span></text:p>
                  </text:list-item>
                </text:list>
              </text:list-item>
            </text:list>
          </draw:text-box>
        </draw:frame>
        <draw:frame draw:style-name="gr4" draw:text-style-name="P29" draw:layer="layout" svg:width="17.662cm" svg:height="8.399cm" svg:x="4.763cm" svg:y="10.375cm">
          <draw:text-box>
            <text:p text:style-name="P28"><text:span text:style-name="T23">#include &lt;math.h&gt; /* log,exp */</text:span></text:p>
            <text:p text:style-name="P28"><text:span text:style-name="T23">int power(int a, unsigned int b) { </text:span><text:span text:style-name="T23"><text:line-break/></text:span><text:span text:style-name="T23"> <text:s text:c="2"/>return b==0? 1: a*power(a,b-1); </text:span><text:span text:style-name="T23"><text:line-break/></text:span><text:span text:style-name="T23">}</text:span></text:p>
            <text:p text:style-name="P28"><text:span text:style-name="T23">double power(double a, double b) { </text:span><text:span text:style-name="T23"><text:line-break/></text:span><text:span text:style-name="T23"> <text:s text:c="2"/>return exp(b*log(a));</text:span><text:span text:style-name="T23"><text:line-break/></text:span><text:span text:style-name="T23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+mn-ea" svg:font-family="+mn-ea"/>
    <style:font-face style:name="Arial2" svg:font-family="Arial"/>
    <style:font-face style:name="Calibri" svg:font-family="Calibri"/>
    <style:font-face style:name="Consolas" svg:font-family="Consolas"/>
    <style:font-face style:name="Nachlieli CLM2" svg:font-family="'Nachlieli CLM'"/>
    <style:font-face style:name="MS Gothic" svg:font-family="'MS Gothic'" style:font-family-generic="modern"/>
    <style:font-face style:name="Monospace" svg:font-family="Monospace" style:font-pitch="fixed"/>
    <style:font-face style:name="Arial3" svg:font-family="Arial" style:font-family-generic="modern" style:font-pitch="fixed"/>
    <style:font-face style:name="Consolas1" svg:font-family="Consolas" style:font-family-generic="modern" style:font-pitch="fixed"/>
    <style:font-face style:name="David CLM" svg:font-family="'David CLM'" style:font-pitch="variable"/>
    <style:font-face style:name="Nachlieli CLM1" svg:font-family="'Nachlieli CLM'" style:font-pitch="variable"/>
    <style:font-face style:name="Tahoma" svg:font-family="Tahoma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Nachlieli CLM" svg:font-family="'Nachlieli CLM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, Arial" style:font-family-generic="swiss" style:font-pitch="variable"/>
    <style:font-face style:name="Noto Sans CJK SC Regular1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Nachlieli CLM3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3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Normal" style:family="graphic">
      <style:paragraph-properties fo:text-align="end" style:text-autospace="none" style:writing-mode="rl-tb"/>
      <style:text-properties style:use-window-font-color="true" style:font-name="Monospace" fo:font-family="Monospace" style:font-pitch="fixed" fo:font-size="12pt" fo:language="en" fo:country="US" style:letter-kerning="true" style:font-name-asian="Noto Sans CJK SC Regular1" style:font-family-asian="'Noto Sans CJK SC Regular'" style:font-family-generic-asian="swiss" style:font-pitch-asian="variable" style:language-asian="he" style:country-asian="IL" style:font-weight-asian="normal"/>
    </style:style>
    <style:style style:name="Heading_20_1" style:display-name="Heading 1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style:font-name="Liberation Sans1" fo:font-family="'Liberation Sans', Arial" style:font-family-generic="swiss" style:font-pitch="variable" fo:font-size="21pt" fo:font-weight="bold" style:font-name-asian="Nachlieli CLM1" style:font-family-asian="'Nachlieli CLM'" style:font-pitch-asian="variable" style:font-size-asian="21pt" style:font-weight-asian="bold" style:font-weight-complex="bold"/>
    </style:style>
    <style:style style:name="Heading_20_2" style:display-name="Heading 2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fo:color="#000000" style:font-name="Monospace" fo:font-family="Monospace" style:font-pitch="fixed" fo:font-size="12pt" fo:font-style="normal" fo:font-weight="normal" style:font-name-asian="Nachlieli CLM1" style:font-family-asian="'Nachlieli CLM'" style:font-pitch-asian="variable" style:font-size-asian="16pt" style:font-style-asian="normal" style:font-weight-asian="normal" style:font-style-complex="normal" style:font-weight-complex="normal"/>
    </style:style>
    <style:style style:name="Heading_20_3" style:display-name="Heading 3" style:family="graphic">
      <style:paragraph-properties fo:margin-top="0.746cm" fo:margin-bottom="0.374cm" fo:text-align="end" style:text-autospace="none" style:writing-mode="rl-tb"/>
      <style:text-properties style:font-name="Liberation Sans1" fo:font-family="'Liberation Sans', Arial" style:font-family-generic="swiss" style:font-pitch="variable" fo:font-size="14pt" style:font-name-asian="Nachlieli CLM1" style:font-family-asian="'Nachlieli CLM'" style:font-pitch-asian="variable" style:font-size-asian="14pt" style:font-weight-asian="normal"/>
    </style:style>
    <style:style style:name="Numbering_20_Symbols" style:display-name="Numbering Symbol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Title1_7e_LT_7e_Hintergrund" style:display-name="Title1~LT~Hintergrund" style:family="graphic">
      <style:paragraph-properties fo:text-align="center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Title1_7e_LT_7e_Hintergrundobjekte" style:display-name="Title1~LT~Hintergrundobjekte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Title1_7e_LT_7e_Notizen" style:display-name="Title1~LT~Notizen" style:family="graphic">
      <style:paragraph-properties fo:margin-left="0cm" fo:margin-right="0cm" fo:margin-top="0.28cm" fo:margin-bottom="0cm" style:line-height-at-least="0.623cm" fo:text-align="start" fo:text-indent="0cm" style:text-autospace="none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Untertitel" style:display-name="Title1~LT~Untertitel" style:family="graphic">
      <style:paragraph-properties fo:margin-left="1.681cm" fo:margin-right="0cm" fo:margin-top="0.432cm" fo:margin-bottom="0cm" style:line-height-at-least="0.623cm" fo:text-align="center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1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Titel" style:display-name="Title1~LT~Titel" style:family="graphic">
      <style:paragraph-properties fo:margin-left="0cm" fo:margin-right="0cm" fo:margin-top="0cm" fo:margin-bottom="0cm" fo:line-height="69%" fo:text-align="start" fo:text-indent="0cm" style:text-autospace="none" style:writing-mode="rl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1" fo:font-family="Arial" style:font-family-generic="roman" style:font-pitch="variable" fo:font-size="44pt" fo:language="en" fo:country="US" fo:font-style="normal" fo:text-shadow="none" style:text-underline-style="none" fo:font-weight="bold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bold" style:font-style-complex="normal" style:font-weight-complex="bold" style:text-emphasize="none"/>
    </style:style>
    <style:style style:name="Title1_7e_LT_7e_Gliederung_20_9" style:display-name="Title1~LT~Gliederung 9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8" style:display-name="Title1~LT~Gliederung 8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7" style:display-name="Title1~LT~Gliederung 7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6" style:display-name="Title1~LT~Gliederung 6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5" style:display-name="Title1~LT~Gliederung 5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4" style:display-name="Title1~LT~Gliederung 4" style:family="graphic">
      <style:paragraph-properties fo:margin-left="7.84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7.84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3" style:display-name="Title1~LT~Gliederung 3" style:family="graphic">
      <style:paragraph-properties fo:margin-left="5.6cm" fo:margin-right="0cm" fo:margin-top="0.374cm" fo:margin-bottom="0cm" style:line-height-at-least="0.623cm" fo:text-align="start" fo:text-indent="-1.12cm" style:text-autospace="none" style:writing-mode="rl-tb">
        <style:tab-stops>
          <style:tab-stop style:position="5.6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Arial1" fo:font-family="Arial" style:font-family-generic="roman" style:font-pitch="variable" fo:font-size="24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2" style:display-name="Title1~LT~Gliederung 2" style:family="graphic">
      <style:paragraph-properties fo:margin-left="3.641cm" fo:margin-right="0cm" fo:margin-top="0.404cm" fo:margin-bottom="0cm" style:line-height-at-least="0.623cm" fo:text-align="start" fo:text-indent="-1.401cm" style:text-autospace="none" style:writing-mode="rl-tb">
        <style:tab-stops>
          <style:tab-stop style:position="3.641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</style:tab-stops>
      </style:paragraph-properties>
      <style:text-properties fo:color="#000000" style:text-outline="false" style:text-line-through-style="none" style:text-line-through-type="none" style:font-name="Arial1" fo:font-family="Arial" style:font-family-generic="roman" style:font-pitch="variable" fo:font-size="26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1" style:display-name="Title1~LT~Gliederung 1" style:family="graphic">
      <style:paragraph-properties fo:margin-left="1.681cm" fo:margin-right="0cm" fo:margin-top="0.432cm" fo:margin-bottom="0cm" style:line-height-at-least="0.623cm" fo:text-align="start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1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Footer" style:family="graphic">
      <style:paragraph-properties fo:text-align="end" style:text-autospace="none" style:writing-mode="rl-tb"/>
      <style:text-properties style:font-name="Monospace" fo:font-family="Monospace" style:font-pitch="fixed" style:font-name-asian="David CLM" style:font-family-asian="'David CLM'" style:font-pitch-asian="variable" style:font-weight-asian="normal"/>
    </style:style>
    <style:style style:name="Master1-Layout11-vertTitleAndTx-כותרת-אנכית-וטקסט_7e_LT_7e_Hintergrund" style:display-name="Master1-Layout11-vertTitleAndTx-כותרת-אנכית-וטקסט~LT~Hintergrund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11-vertTitleAndTx-כותרת-אנכית-וטקסט_7e_LT_7e_Hintergrundobjekte" style:display-name="Master1-Layout11-vertTitleAndTx-כותרת-אנכית-וטקסט~LT~Hintergrundobjekte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11-vertTitleAndTx-כותרת-אנכית-וטקסט_7e_LT_7e_Notizen" style:display-name="Master1-Layout11-vertTitleAndTx-כותרת-אנכית-וטקסט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Titel" style:display-name="Master1-Layout11-vertTitleAndTx-כותרת-אנכית-וטקסט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1" style:display-name="Master1-Layout11-vertTitleAndTx-כותרת-אנכית-וטקסט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Hintergrund" style:display-name="Master1-Layout10-vertTx-כותרת-וטקסט-אנכי~LT~Hintergrund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10-vertTx-כותרת-וטקסט-אנכי_7e_LT_7e_Hintergrundobjekte" style:display-name="Master1-Layout10-vertTx-כותרת-וטקסט-אנכי~LT~Hintergrundobjekte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10-vertTx-כותרת-וטקסט-אנכי_7e_LT_7e_Notizen" style:display-name="Master1-Layout10-vertTx-כותרת-וטקסט-אנכי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Untertitel" style:display-name="Master1-Layout10-vertTx-כותרת-וטקסט-אנכי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Titel" style:display-name="Master1-Layout10-vertTx-כותרת-וטקסט-אנכי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9" style:display-name="Master1-Layout10-vertTx-כותרת-וטקסט-אנכי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8" style:display-name="Master1-Layout10-vertTx-כותרת-וטקסט-אנכי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7" style:display-name="Master1-Layout10-vertTx-כותרת-וטקסט-אנכי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6" style:display-name="Master1-Layout10-vertTx-כותרת-וטקסט-אנכי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5" style:display-name="Master1-Layout10-vertTx-כותרת-וטקסט-אנכי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4" style:display-name="Master1-Layout10-vertTx-כותרת-וטקסט-אנכי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3" style:display-name="Master1-Layout10-vertTx-כותרת-וטקסט-אנכי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2" style:display-name="Master1-Layout10-vertTx-כותרת-וטקסט-אנכי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1" style:display-name="Master1-Layout10-vertTx-כותרת-וטקסט-אנכי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Hintergrund" style:display-name="Master1-Layout9-picTx-תמונה-עם-כיתוב~LT~Hintergrund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9-picTx-תמונה-עם-כיתוב_7e_LT_7e_Hintergrundobjekte" style:display-name="Master1-Layout9-picTx-תמונה-עם-כיתוב~LT~Hintergrundobjekte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9-picTx-תמונה-עם-כיתוב_7e_LT_7e_Notizen" style:display-name="Master1-Layout9-picTx-תמונה-עם-כיתוב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Untertitel" style:display-name="Master1-Layout9-picTx-תמונה-עם-כיתוב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Titel" style:display-name="Master1-Layout9-picTx-תמונה-עם-כיתוב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9" style:display-name="Master1-Layout9-picTx-תמונה-עם-כיתוב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8" style:display-name="Master1-Layout9-picTx-תמונה-עם-כיתוב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7" style:display-name="Master1-Layout9-picTx-תמונה-עם-כיתוב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6" style:display-name="Master1-Layout9-picTx-תמונה-עם-כיתוב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5" style:display-name="Master1-Layout9-picTx-תמונה-עם-כיתוב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4" style:display-name="Master1-Layout9-picTx-תמונה-עם-כיתוב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3" style:display-name="Master1-Layout9-picTx-תמונה-עם-כיתוב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2" style:display-name="Master1-Layout9-picTx-תמונה-עם-כיתוב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1" style:display-name="Master1-Layout9-picTx-תמונה-עם-כיתוב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Hintergrund" style:display-name="Master1-Layout8-objTx-תוכן-עם-כיתוב~LT~Hintergrund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8-objTx-תוכן-עם-כיתוב_7e_LT_7e_Hintergrundobjekte" style:display-name="Master1-Layout8-objTx-תוכן-עם-כיתוב~LT~Hintergrundobjekte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8-objTx-תוכן-עם-כיתוב_7e_LT_7e_Notizen" style:display-name="Master1-Layout8-objTx-תוכן-עם-כיתוב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Untertitel" style:display-name="Master1-Layout8-objTx-תוכן-עם-כיתוב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Titel" style:display-name="Master1-Layout8-objTx-תוכן-עם-כיתוב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9" style:display-name="Master1-Layout8-objTx-תוכן-עם-כיתוב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8" style:display-name="Master1-Layout8-objTx-תוכן-עם-כיתוב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7" style:display-name="Master1-Layout8-objTx-תוכן-עם-כיתוב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6" style:display-name="Master1-Layout8-objTx-תוכן-עם-כיתוב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5" style:display-name="Master1-Layout8-objTx-תוכן-עם-כיתוב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4" style:display-name="Master1-Layout8-objTx-תוכן-עם-כיתוב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3" style:display-name="Master1-Layout8-objTx-תוכן-עם-כיתוב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2" style:display-name="Master1-Layout8-objTx-תוכן-עם-כיתוב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1" style:display-name="Master1-Layout8-objTx-תוכן-עם-כיתוב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Hintergrund" style:display-name="Master1-Layout7-blank-ריק~LT~Hintergrund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7-blank-ריק_7e_LT_7e_Hintergrundobjekte" style:display-name="Master1-Layout7-blank-ריק~LT~Hintergrundobjekte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7-blank-ריק_7e_LT_7e_Notizen" style:display-name="Master1-Layout7-blank-ריק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Untertitel" style:display-name="Master1-Layout7-blank-ריק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Titel" style:display-name="Master1-Layout7-blank-ריק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Gliederung_20_9" style:display-name="Master1-Layout7-blank-ריק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8" style:display-name="Master1-Layout7-blank-ריק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7" style:display-name="Master1-Layout7-blank-ריק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6" style:display-name="Master1-Layout7-blank-ריק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5" style:display-name="Master1-Layout7-blank-ריק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4" style:display-name="Master1-Layout7-blank-ריק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3" style:display-name="Master1-Layout7-blank-ריק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2" style:display-name="Master1-Layout7-blank-ריק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1" style:display-name="Master1-Layout7-blank-ריק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Hintergrund" style:display-name="Master1-Layout6-titleOnly-כותרת-בלבד~LT~Hintergrund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6-titleOnly-כותרת-בלבד_7e_LT_7e_Hintergrundobjekte" style:display-name="Master1-Layout6-titleOnly-כותרת-בלבד~LT~Hintergrundobjekte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6-titleOnly-כותרת-בלבד_7e_LT_7e_Notizen" style:display-name="Master1-Layout6-titleOnly-כותרת-בלבד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Untertitel" style:display-name="Master1-Layout6-titleOnly-כותרת-בלבד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Titel" style:display-name="Master1-Layout6-titleOnly-כותרת-בלבד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9" style:display-name="Master1-Layout6-titleOnly-כותרת-בלבד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8" style:display-name="Master1-Layout6-titleOnly-כותרת-בלבד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7" style:display-name="Master1-Layout6-titleOnly-כותרת-בלבד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6" style:display-name="Master1-Layout6-titleOnly-כותרת-בלבד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5" style:display-name="Master1-Layout6-titleOnly-כותרת-בלבד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4" style:display-name="Master1-Layout6-titleOnly-כותרת-בלבד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3" style:display-name="Master1-Layout6-titleOnly-כותרת-בלבד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2" style:display-name="Master1-Layout6-titleOnly-כותרת-בלבד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1" style:display-name="Master1-Layout6-titleOnly-כותרת-בלבד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Hintergrund" style:display-name="Master1-Layout5-twoTxTwoObj-השוואה~LT~Hintergrund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5-twoTxTwoObj-השוואה_7e_LT_7e_Hintergrundobjekte" style:display-name="Master1-Layout5-twoTxTwoObj-השוואה~LT~Hintergrundobjekte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5-twoTxTwoObj-השוואה_7e_LT_7e_Notizen" style:display-name="Master1-Layout5-twoTxTwoObj-השוואה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Untertitel" style:display-name="Master1-Layout5-twoTxTwoObj-השוואה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Titel" style:display-name="Master1-Layout5-twoTxTwoObj-השוואה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Gliederung_20_9" style:display-name="Master1-Layout5-twoTxTwoObj-השוואה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8" style:display-name="Master1-Layout5-twoTxTwoObj-השוואה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7" style:display-name="Master1-Layout5-twoTxTwoObj-השוואה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6" style:display-name="Master1-Layout5-twoTxTwoObj-השוואה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5" style:display-name="Master1-Layout5-twoTxTwoObj-השוואה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4" style:display-name="Master1-Layout5-twoTxTwoObj-השוואה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3" style:display-name="Master1-Layout5-twoTxTwoObj-השוואה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2" style:display-name="Master1-Layout5-twoTxTwoObj-השוואה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1" style:display-name="Master1-Layout5-twoTxTwoObj-השוואה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Hintergrund" style:display-name="Master1-Layout4-twoObj-שני-תכנים~LT~Hintergrund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4-twoObj-שני-תכנים_7e_LT_7e_Hintergrundobjekte" style:display-name="Master1-Layout4-twoObj-שני-תכנים~LT~Hintergrundobjekte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4-twoObj-שני-תכנים_7e_LT_7e_Notizen" style:display-name="Master1-Layout4-twoObj-שני-תכנים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Untertitel" style:display-name="Master1-Layout4-twoObj-שני-תכנים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Titel" style:display-name="Master1-Layout4-twoObj-שני-תכנים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Gliederung_20_9" style:display-name="Master1-Layout4-twoObj-שני-תכנים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8" style:display-name="Master1-Layout4-twoObj-שני-תכנים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7" style:display-name="Master1-Layout4-twoObj-שני-תכנים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6" style:display-name="Master1-Layout4-twoObj-שני-תכנים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5" style:display-name="Master1-Layout4-twoObj-שני-תכנים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4" style:display-name="Master1-Layout4-twoObj-שני-תכנים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3" style:display-name="Master1-Layout4-twoObj-שני-תכנים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2" style:display-name="Master1-Layout4-twoObj-שני-תכנים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1" style:display-name="Master1-Layout4-twoObj-שני-תכנים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Hintergrund" style:display-name="Master1-Layout3-secHead-כותרת-מקטע-עליונה~LT~Hintergrund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3-secHead-כותרת-מקטע-עליונה_7e_LT_7e_Hintergrundobjekte" style:display-name="Master1-Layout3-secHead-כותרת-מקטע-עליונה~LT~Hintergrundobjekte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3-secHead-כותרת-מקטע-עליונה_7e_LT_7e_Notizen" style:display-name="Master1-Layout3-secHead-כותרת-מקטע-עליונה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Untertitel" style:display-name="Master1-Layout3-secHead-כותרת-מקטע-עליונה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Titel" style:display-name="Master1-Layout3-secHead-כותרת-מקטע-עליונה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9" style:display-name="Master1-Layout3-secHead-כותרת-מקטע-עליונה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8" style:display-name="Master1-Layout3-secHead-כותרת-מקטע-עליונה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7" style:display-name="Master1-Layout3-secHead-כותרת-מקטע-עליונה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6" style:display-name="Master1-Layout3-secHead-כותרת-מקטע-עליונה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5" style:display-name="Master1-Layout3-secHead-כותרת-מקטע-עליונה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4" style:display-name="Master1-Layout3-secHead-כותרת-מקטע-עליונה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3" style:display-name="Master1-Layout3-secHead-כותרת-מקטע-עליונה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2" style:display-name="Master1-Layout3-secHead-כותרת-מקטע-עליונה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1" style:display-name="Master1-Layout3-secHead-כותרת-מקטע-עליונה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Hintergrund" style:display-name="Master1-Layout2-obj-כותרת-ותוכן~LT~Hintergrund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2-obj-כותרת-ותוכן_7e_LT_7e_Hintergrundobjekte" style:display-name="Master1-Layout2-obj-כותרת-ותוכן~LT~Hintergrundobjekte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2-obj-כותרת-ותוכן_7e_LT_7e_Notizen" style:display-name="Master1-Layout2-obj-כותרת-ותוכן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Untertitel" style:display-name="Master1-Layout2-obj-כותרת-ותוכן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Titel" style:display-name="Master1-Layout2-obj-כותרת-ותוכן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Gliederung_20_9" style:display-name="Master1-Layout2-obj-כותרת-ותוכן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8" style:display-name="Master1-Layout2-obj-כותרת-ותוכן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7" style:display-name="Master1-Layout2-obj-כותרת-ותוכן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6" style:display-name="Master1-Layout2-obj-כותרת-ותוכן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5" style:display-name="Master1-Layout2-obj-כותרת-ותוכן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4" style:display-name="Master1-Layout2-obj-כותרת-ותוכן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3" style:display-name="Master1-Layout2-obj-כותרת-ותוכן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2" style:display-name="Master1-Layout2-obj-כותרת-ותוכן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1" style:display-name="Master1-Layout2-obj-כותרת-ותוכן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Hintergrund" style:display-name="Master1-Layout1-title-שקופית-כותרת~LT~Hintergrund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1-title-שקופית-כותרת_7e_LT_7e_Hintergrundobjekte" style:display-name="Master1-Layout1-title-שקופית-כותרת~LT~Hintergrundobjekte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1-title-שקופית-כותרת_7e_LT_7e_Notizen" style:display-name="Master1-Layout1-title-שקופית-כותרת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Untertitel" style:display-name="Master1-Layout1-title-שקופית-כותרת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Titel" style:display-name="Master1-Layout1-title-שקופית-כותרת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9" style:display-name="Master1-Layout1-title-שקופית-כותרת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8" style:display-name="Master1-Layout1-title-שקופית-כותרת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7" style:display-name="Master1-Layout1-title-שקופית-כותרת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6" style:display-name="Master1-Layout1-title-שקופית-כותרת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5" style:display-name="Master1-Layout1-title-שקופית-כותרת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4" style:display-name="Master1-Layout1-title-שקופית-כותרת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3" style:display-name="Master1-Layout1-title-שקופית-כותרת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2" style:display-name="Master1-Layout1-title-שקופית-כותרת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1" style:display-name="Master1-Layout1-title-שקופית-כותרת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Hintergrund" style:display-name="Master1-Default~LT~Hintergrund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Default_7e_LT_7e_Hintergrundobjekte" style:display-name="Master1-Default~LT~Hintergrundobjekte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Default_7e_LT_7e_Notizen" style:display-name="Master1-Default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Untertitel" style:display-name="Master1-Default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Titel" style:display-name="Master1-Default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Gliederung_20_9" style:display-name="Master1-Default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8" style:display-name="Master1-Default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7" style:display-name="Master1-Default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6" style:display-name="Master1-Default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5" style:display-name="Master1-Default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4" style:display-name="Master1-Default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3" style:display-name="Master1-Default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2" style:display-name="Master1-Default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1" style:display-name="Master1-Default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Header" style:family="graphic">
      <style:paragraph-properties fo:text-align="end" style:text-autospace="none" style:writing-mode="rl-tb"/>
      <style:text-properties style:font-name="Monospace" fo:font-family="Monospace" style:font-pitch="fixed" style:font-name-asian="David CLM" style:font-family-asian="'David CLM'" style:font-pitch-asian="variable" style:font-weight-asian="normal"/>
    </style:style>
    <style:style style:name="Quotations" style:family="graphic">
      <style:paragraph-properties fo:text-align="end" style:text-autospace="none" style:writing-mode="rl-tb"/>
      <style:text-properties style:font-name="Monospace" fo:font-family="Monospace" style:font-pitch="fixed" style:font-name-asian="David CLM" style:font-family-asian="'David CLM'" style:font-pitch-asian="variable" style:font-weight-asian="normal"/>
    </style:style>
    <style:style style:name="Index" style:family="graphic">
      <style:paragraph-properties fo:text-align="end" style:text-autospace="none" style:writing-mode="rl-tb"/>
      <style:text-properties style:font-name="Monospace" fo:font-family="Monospace" style:font-pitch="fixed" style:font-name-asian="Nachlieli CLM2" style:font-family-asian="'Nachlieli CLM'" style:font-weight-asian="normal"/>
    </style:style>
    <style:style style:name="Caption" style:family="graphic">
      <style:paragraph-properties fo:margin-top="0.374cm" fo:margin-bottom="0.374cm" fo:text-align="end" style:text-autospace="none" style:writing-mode="rl-tb"/>
      <style:text-properties style:font-name="Monospace" fo:font-family="Monospace" style:font-pitch="fixed" fo:font-size="12pt" fo:font-style="italic" style:font-name-asian="Nachlieli CLM2" style:font-family-asian="'Nachlieli CLM'" style:font-size-asian="12pt" style:font-style-asian="italic" style:font-weight-asian="normal" style:font-style-complex="italic"/>
    </style:style>
    <style:style style:name="List" style:family="graphic">
      <style:paragraph-properties fo:margin-top="0cm" fo:margin-bottom="0.436cm" fo:line-height="120%" fo:text-align="end" style:text-autospace="none" style:writing-mode="rl-tb"/>
      <style:text-properties style:font-name="Monospace" fo:font-family="Monospace" style:font-pitch="fixed" style:font-name-asian="Nachlieli CLM2" style:font-family-asian="'Nachlieli CLM'" style:font-weight-asian="normal"/>
    </style:style>
    <style:style style:name="Text_20_Body" style:display-name="Text Body" style:family="graphic">
      <style:paragraph-properties fo:margin-top="0cm" fo:margin-bottom="0.436cm" fo:line-height="120%" fo:text-align="end" style:text-autospace="none" style:writing-mode="rl-tb"/>
      <style:text-properties style:font-name="Monospace" fo:font-family="Monospace" style:font-pitch="fixed" style:font-name-asian="David CLM" style:font-family-asian="'David CLM'" style:font-pitch-asian="variable" style:font-weight-asian="normal"/>
    </style:style>
    <style:style style:name="שקופית_20_כותרת-background" style:display-name="שקופית כותרת-background" style:family="presentation">
      <style:graphic-properties draw:stroke="none" draw:fill="gradient"/>
      <style:text-properties style:letter-kerning="true"/>
    </style:style>
    <style:style style:name="שקופית_20_כותרת-backgroundobjects" style:display-name="שקופית כותרת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שקופית_20_כותרת-notes" style:display-name="שקופית כותרת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3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שקופית_20_כותרת-outline1" style:display-name="שקופית כותרת-outline1" style:family="presentation">
      <style:graphic-properties draw:stroke="none" draw:fill="none" draw:auto-grow-height="false" draw:fit-to-size="shrink-to-fit" style:shrink-to-fit="true">
        <text:list-style style:name="שקופית_20_כותרת-outline1" style:display-name="שקופית כותרת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קופית_20_כותרת-outline2" style:display-name="שקופית כותרת-outline2" style:family="presentation" style:parent-style-name="שקופית_20_כותרת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3" style:display-name="שקופית כותרת-outline3" style:family="presentation" style:parent-style-name="שקופית_20_כותרת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4" style:display-name="שקופית כותרת-outline4" style:family="presentation" style:parent-style-name="שקופית_20_כותרת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5" style:display-name="שקופית כותרת-outline5" style:family="presentation" style:parent-style-name="שקופית_20_כותרת-outline4">
      <style:paragraph-properties fo:margin-top="0.1cm" fo:margin-bottom="0cm"/>
      <style:text-properties fo:font-size="20pt" style:font-size-asian="20pt" style:font-size-complex="20pt"/>
    </style:style>
    <style:style style:name="שקופית_20_כותרת-outline6" style:display-name="שקופית כותרת-outline6" style:family="presentation" style:parent-style-name="שקופית_20_כותרת-outline5">
      <style:paragraph-properties fo:margin-top="0.1cm" fo:margin-bottom="0cm"/>
      <style:text-properties fo:font-size="20pt" style:font-size-asian="20pt" style:font-size-complex="20pt"/>
    </style:style>
    <style:style style:name="שקופית_20_כותרת-outline7" style:display-name="שקופית כותרת-outline7" style:family="presentation" style:parent-style-name="שקופית_20_כותרת-outline6">
      <style:paragraph-properties fo:margin-top="0.1cm" fo:margin-bottom="0cm"/>
      <style:text-properties fo:font-size="20pt" style:font-size-asian="20pt" style:font-size-complex="20pt"/>
    </style:style>
    <style:style style:name="שקופית_20_כותרת-outline8" style:display-name="שקופית כותרת-outline8" style:family="presentation" style:parent-style-name="שקופית_20_כותרת-outline7">
      <style:paragraph-properties fo:margin-top="0.1cm" fo:margin-bottom="0cm"/>
      <style:text-properties fo:font-size="20pt" style:font-size-asian="20pt" style:font-size-complex="20pt"/>
    </style:style>
    <style:style style:name="שקופית_20_כותרת-outline9" style:display-name="שקופית כותרת-outline9" style:family="presentation" style:parent-style-name="שקופית_20_כותרת-outline8">
      <style:paragraph-properties fo:margin-top="0.1cm" fo:margin-bottom="0cm"/>
      <style:text-properties fo:font-size="20pt" style:font-size-asian="20pt" style:font-size-complex="20pt"/>
    </style:style>
    <style:style style:name="שקופית_20_כותרת-subtitle" style:display-name="שקופית כותרת-subtitle" style:family="presentation">
      <style:graphic-properties draw:stroke="none" draw:fill="none" draw:textarea-vertical-align="middle">
        <text:list-style style:name="שקופית_20_כותרת-subtitle" style:display-name="שקופית כותרת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3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שקופית_20_כותרת-title" style:display-name="שקופית כותרת-title" style:family="presentation">
      <style:graphic-properties draw:stroke="none" draw:fill="none" draw:textarea-vertical-align="middle">
        <text:list-style style:name="שקופית_20_כותרת-title" style:display-name="שקופית כותרת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ריק-background" style:family="presentation">
      <style:graphic-properties draw:stroke="none" draw:fill="gradient"/>
      <style:text-properties style:letter-kerning="true"/>
    </style:style>
    <style:style style:name="ריק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ריק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3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ריק-outline1" style:family="presentation">
      <style:graphic-properties draw:stroke="none" draw:fill="none" draw:auto-grow-height="false" draw:fit-to-size="shrink-to-fit" style:shrink-to-fit="true">
        <text:list-style style:name="ריק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ריק-outline2" style:family="presentation" style:parent-style-name="ריק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ריק-outline3" style:family="presentation" style:parent-style-name="ריק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ריק-outline4" style:family="presentation" style:parent-style-name="ריק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ריק-outline5" style:family="presentation" style:parent-style-name="ריק-outline4">
      <style:paragraph-properties fo:margin-top="0.1cm" fo:margin-bottom="0cm"/>
      <style:text-properties fo:font-size="20pt" style:font-size-asian="20pt" style:font-size-complex="20pt"/>
    </style:style>
    <style:style style:name="ריק-outline6" style:family="presentation" style:parent-style-name="ריק-outline5">
      <style:paragraph-properties fo:margin-top="0.1cm" fo:margin-bottom="0cm"/>
      <style:text-properties fo:font-size="20pt" style:font-size-asian="20pt" style:font-size-complex="20pt"/>
    </style:style>
    <style:style style:name="ריק-outline7" style:family="presentation" style:parent-style-name="ריק-outline6">
      <style:paragraph-properties fo:margin-top="0.1cm" fo:margin-bottom="0cm"/>
      <style:text-properties fo:font-size="20pt" style:font-size-asian="20pt" style:font-size-complex="20pt"/>
    </style:style>
    <style:style style:name="ריק-outline8" style:family="presentation" style:parent-style-name="ריק-outline7">
      <style:paragraph-properties fo:margin-top="0.1cm" fo:margin-bottom="0cm"/>
      <style:text-properties fo:font-size="20pt" style:font-size-asian="20pt" style:font-size-complex="20pt"/>
    </style:style>
    <style:style style:name="ריק-outline9" style:family="presentation" style:parent-style-name="ריק-outline8">
      <style:paragraph-properties fo:margin-top="0.1cm" fo:margin-bottom="0cm"/>
      <style:text-properties fo:font-size="20pt" style:font-size-asian="20pt" style:font-size-complex="20pt"/>
    </style:style>
    <style:style style:name="ריק-subtitle" style:family="presentation">
      <style:graphic-properties draw:stroke="none" draw:fill="none" draw:textarea-vertical-align="middle">
        <text:list-style style:name="ריק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3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ריק-title" style:family="presentation">
      <style:graphic-properties draw:stroke="none" draw:fill="none" draw:textarea-vertical-align="middle">
        <text:list-style style:name="ריק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background" style:display-name="כותרת ותוכן-background" style:family="presentation">
      <style:graphic-properties draw:stroke="none" draw:fill="gradient"/>
      <style:text-properties style:letter-kerning="true"/>
    </style:style>
    <style:style style:name="כותרת_20_ותוכן-backgroundobjects" style:display-name="כותרת ותוכן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ותוכן-notes" style:display-name="כותרת ותוכן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3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ותוכן-outline1" style:display-name="כותרת ותוכן-outline1" style:family="presentation">
      <style:graphic-properties draw:stroke="none" draw:fill="none" draw:auto-grow-height="false" draw:fit-to-size="shrink-to-fit" style:shrink-to-fit="true">
        <text:list-style style:name="כותרת_20_ותוכן-outline1" style:display-name="כותרת ותוכן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outline2" style:display-name="כותרת ותוכן-outline2" style:family="presentation" style:parent-style-name="כותרת_20_ותוכן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3" style:display-name="כותרת ותוכן-outline3" style:family="presentation" style:parent-style-name="כותרת_20_ותוכן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4" style:display-name="כותרת ותוכן-outline4" style:family="presentation" style:parent-style-name="כותרת_20_ותוכן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5" style:display-name="כותרת ותוכן-outline5" style:family="presentation" style:parent-style-name="כותרת_20_ותוכן-outline4">
      <style:paragraph-properties fo:margin-top="0.1cm" fo:margin-bottom="0cm"/>
      <style:text-properties fo:font-size="20pt" style:font-size-asian="20pt" style:font-size-complex="20pt"/>
    </style:style>
    <style:style style:name="כותרת_20_ותוכן-outline6" style:display-name="כותרת ותוכן-outline6" style:family="presentation" style:parent-style-name="כותרת_20_ותוכן-outline5">
      <style:paragraph-properties fo:margin-top="0.1cm" fo:margin-bottom="0cm"/>
      <style:text-properties fo:font-size="20pt" style:font-size-asian="20pt" style:font-size-complex="20pt"/>
    </style:style>
    <style:style style:name="כותרת_20_ותוכן-outline7" style:display-name="כותרת ותוכן-outline7" style:family="presentation" style:parent-style-name="כותרת_20_ותוכן-outline6">
      <style:paragraph-properties fo:margin-top="0.1cm" fo:margin-bottom="0cm"/>
      <style:text-properties fo:font-size="20pt" style:font-size-asian="20pt" style:font-size-complex="20pt"/>
    </style:style>
    <style:style style:name="כותרת_20_ותוכן-outline8" style:display-name="כותרת ותוכן-outline8" style:family="presentation" style:parent-style-name="כותרת_20_ותוכן-outline7">
      <style:paragraph-properties fo:margin-top="0.1cm" fo:margin-bottom="0cm"/>
      <style:text-properties fo:font-size="20pt" style:font-size-asian="20pt" style:font-size-complex="20pt"/>
    </style:style>
    <style:style style:name="כותרת_20_ותוכן-outline9" style:display-name="כותרת ותוכן-outline9" style:family="presentation" style:parent-style-name="כותרת_20_ותוכן-outline8">
      <style:paragraph-properties fo:margin-top="0.1cm" fo:margin-bottom="0cm"/>
      <style:text-properties fo:font-size="20pt" style:font-size-asian="20pt" style:font-size-complex="20pt"/>
    </style:style>
    <style:style style:name="כותרת_20_ותוכן-subtitle" style:display-name="כותרת ותוכן-subtitle" style:family="presentation">
      <style:graphic-properties draw:stroke="none" draw:fill="none" draw:textarea-vertical-align="middle">
        <text:list-style style:name="כותרת_20_ותוכן-subtitle" style:display-name="כותרת ותוכן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3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ותוכן-title" style:display-name="כותרת ותוכן-title" style:family="presentation">
      <style:graphic-properties draw:stroke="none" draw:fill="none" draw:textarea-vertical-align="middle">
        <text:list-style style:name="כותרת_20_ותוכן-title" style:display-name="כותרת ותוכן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solid" draw:fill-color="#cec7d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3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8pt" fo:letter-spacing="normal" fo:language="he" fo:country="IL" fo:font-style="normal" fo:text-shadow="none" style:text-underline-style="none" fo:font-weight="normal" style:letter-kerning="true" fo:background-color="transparent" style:font-name-asian="MS Gothic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left="0cm" fo:margin-right="0cm" fo:margin-top="0.4cm" fo:margin-bottom="0cm" fo:line-height="100%" fo:text-align="start" fo:text-indent="0cm" style:punctuation-wrap="simpl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Default-outline3" style:family="presentation" style:parent-style-name="Default-outline2">
      <style:paragraph-properties fo:margin-left="0cm" fo:margin-right="0cm" fo:margin-top="0.3cm" fo:margin-bottom="0cm" fo:line-height="100%" fo:text-align="start" fo:text-indent="0cm" style:punctuation-wrap="simple">
        <style:tab-stops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Default-outline4" style:family="presentation" style:parent-style-name="Default-outline3">
      <style:paragraph-properties fo:margin-left="0cm" fo:margin-right="0cm" fo:margin-top="0.2cm" fo:margin-bottom="0cm" fo:line-height="100%" fo:text-align="start" fo:text-indent="0cm" style:punctuation-wrap="simple">
        <style:tab-stops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3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end" fo:text-indent="0cm" style:punctuation-wrap="hanging" style:writing-mode="rl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Tahoma" style:font-family-complex="Tahoma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_5f_-background" style:display-name="כותרת ותוכן_-background" style:family="presentation">
      <style:graphic-properties draw:stroke="none" draw:fill="solid" draw:fill-color="#cec7df"/>
      <style:text-properties style:letter-kerning="true"/>
    </style:style>
    <style:style style:name="כותרת_20_ותוכן_5f_-backgroundobjects" style:display-name="כותרת ותוכן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ותוכן_5f_-notes" style:display-name="כותרת ותוכן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3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ותוכן_5f_-outline1" style:display-name="כותרת ותוכן_-outline1" style:family="presentation">
      <style:graphic-properties draw:stroke="none" draw:fill="none" draw:auto-grow-height="false" draw:fit-to-size="shrink-to-fit" style:shrink-to-fit="true">
        <text:list-style style:name="כותרת_20_ותוכן_5f_-outline1" style:display-name="כותרת ותוכן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8pt" fo:letter-spacing="normal" fo:language="he" fo:country="IL" fo:font-style="normal" fo:text-shadow="none" style:text-underline-style="none" fo:font-weight="normal" style:letter-kerning="true" fo:background-color="transparent" style:font-name-asian="MS Gothic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_5f_-outline2" style:display-name="כותרת ותוכן_-outline2" style:family="presentation" style:parent-style-name="כותרת_20_ותוכן_5f_-outline1">
      <style:paragraph-properties fo:margin-left="0cm" fo:margin-right="0cm" fo:margin-top="0.4cm" fo:margin-bottom="0cm" fo:line-height="100%" fo:text-align="start" fo:text-indent="0cm" style:punctuation-wrap="simpl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כותרת_20_ותוכן_5f_-outline3" style:display-name="כותרת ותוכן_-outline3" style:family="presentation" style:parent-style-name="כותרת_20_ותוכן_5f_-outline2">
      <style:paragraph-properties fo:margin-left="0cm" fo:margin-right="0cm" fo:margin-top="0.3cm" fo:margin-bottom="0cm" fo:line-height="100%" fo:text-align="start" fo:text-indent="0cm" style:punctuation-wrap="simple">
        <style:tab-stops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כותרת_20_ותוכן_5f_-outline4" style:display-name="כותרת ותוכן_-outline4" style:family="presentation" style:parent-style-name="כותרת_20_ותוכן_5f_-outline3">
      <style:paragraph-properties fo:margin-left="0cm" fo:margin-right="0cm" fo:margin-top="0.2cm" fo:margin-bottom="0cm" fo:line-height="100%" fo:text-align="start" fo:text-indent="0cm" style:punctuation-wrap="simple">
        <style:tab-stops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כותרת_20_ותוכן_5f_-outline5" style:display-name="כותרת ותוכן_-outline5" style:family="presentation" style:parent-style-name="כותרת_20_ותוכן_5f_-outline4">
      <style:paragraph-properties fo:margin-top="0.1cm" fo:margin-bottom="0cm"/>
      <style:text-properties fo:font-size="20pt" style:font-size-asian="20pt" style:font-size-complex="20pt"/>
    </style:style>
    <style:style style:name="כותרת_20_ותוכן_5f_-outline6" style:display-name="כותרת ותוכן_-outline6" style:family="presentation" style:parent-style-name="כותרת_20_ותוכן_5f_-outline5">
      <style:paragraph-properties fo:margin-top="0.1cm" fo:margin-bottom="0cm"/>
      <style:text-properties fo:font-size="20pt" style:font-size-asian="20pt" style:font-size-complex="20pt"/>
    </style:style>
    <style:style style:name="כותרת_20_ותוכן_5f_-outline7" style:display-name="כותרת ותוכן_-outline7" style:family="presentation" style:parent-style-name="כותרת_20_ותוכן_5f_-outline6">
      <style:paragraph-properties fo:margin-top="0.1cm" fo:margin-bottom="0cm"/>
      <style:text-properties fo:font-size="20pt" style:font-size-asian="20pt" style:font-size-complex="20pt"/>
    </style:style>
    <style:style style:name="כותרת_20_ותוכן_5f_-outline8" style:display-name="כותרת ותוכן_-outline8" style:family="presentation" style:parent-style-name="כותרת_20_ותוכן_5f_-outline7">
      <style:paragraph-properties fo:margin-top="0.1cm" fo:margin-bottom="0cm"/>
      <style:text-properties fo:font-size="20pt" style:font-size-asian="20pt" style:font-size-complex="20pt"/>
    </style:style>
    <style:style style:name="כותרת_20_ותוכן_5f_-outline9" style:display-name="כותרת ותוכן_-outline9" style:family="presentation" style:parent-style-name="כותרת_20_ותוכן_5f_-outline8">
      <style:paragraph-properties fo:margin-top="0.1cm" fo:margin-bottom="0cm"/>
      <style:text-properties fo:font-size="20pt" style:font-size-asian="20pt" style:font-size-complex="20pt"/>
    </style:style>
    <style:style style:name="כותרת_20_ותוכן_5f_-subtitle" style:display-name="כותרת ותוכן_-subtitle" style:family="presentation">
      <style:graphic-properties draw:stroke="none" draw:fill="none" draw:textarea-vertical-align="middle">
        <text:list-style style:name="כותרת_20_ותוכן_5f_-subtitle" style:display-name="כותרת ותוכן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3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ותוכן_5f_-title" style:display-name="כותרת ותוכן_-title" style:family="presentation">
      <style:graphic-properties draw:stroke="none" draw:fill="none" draw:textarea-vertical-align="middle">
        <text:list-style style:name="כותרת_20_ותוכן_5f_-title" style:display-name="כותרת ותוכן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end" fo:text-indent="0cm" style:punctuation-wrap="hanging" style:writing-mode="rl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Tahoma" style:font-family-complex="Tahoma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gradient"/>
    </style:style>
    <style:style style:name="Mdp2" style:family="drawing-page">
      <style:drawing-page-properties draw:background-size="border" draw:fill="solid" draw:fill-color="#cec7d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35cm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18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5" style:family="graphic" style:parent-style-name="standard">
      <style:graphic-properties draw:stroke="none" svg:stroke-width="0.053cm" draw:fill="solid" draw:fill-color="#d34817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6" style:family="graphic" style:parent-style-name="standard">
      <style:graphic-properties draw:stroke="none" svg:stroke-width="0.053cm" draw:fill="solid" draw:fill-color="#e5b1ab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7" style:family="graphic" style:parent-style-name="standard">
      <style:graphic-properties draw:stroke="none" svg:stroke-width="0.053cm" draw:fill="solid" draw:fill-color="#918485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1" style:family="presentation" style:parent-style-name="שקופית_20_כותרת-backgroundobjects">
      <style:graphic-properties draw:stroke="solid" svg:stroke-width="0.106cm" svg:stroke-color="#ffffff" draw:fill="solid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2" style:family="presentation" style:parent-style-name="שקופית_20_כותרת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3" style:family="presentation" style:parent-style-name="שקופית_20_כותרת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Mpr4" style:family="presentation" style:parent-style-name="שקופית_20_כותרת-backgroundobjects">
      <style:graphic-properties draw:stroke="none" draw:fill="none" draw:fill-color="#ffffff" draw:auto-grow-height="false" fo:min-height="1.485cm"/>
    </style:style>
    <style:style style:name="Mpr5" style:family="presentation" style:parent-style-name="שקופית_20_כותרת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ריק-backgroundobjects">
      <style:graphic-properties draw:stroke="solid" svg:stroke-width="0.106cm" svg:stroke-color="#ffffff" draw:fill="solid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7" style:family="presentation" style:parent-style-name="ריק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8" style:family="presentation" style:parent-style-name="ריק-backgroundobjects">
      <style:graphic-properties draw:stroke="none" draw:fill="none" draw:fill-color="#ffffff" draw:auto-grow-height="false" fo:min-height="1.485cm"/>
    </style:style>
    <style:style style:name="Mpr9" style:family="presentation" style:parent-style-name="ריק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כותרת_20_ותוכן-title">
      <style:graphic-properties draw:stroke="none" svg:stroke-width="0cm" draw:fill="none" draw:textarea-vertical-align="bottom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Mpr11" style:family="presentation" style:parent-style-name="כותרת_20_ותוכן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12" style:family="presentation" style:parent-style-name="כותרת_20_ותוכן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13" style:family="presentation" style:parent-style-name="כותרת_20_ותוכן-backgroundobjects">
      <style:graphic-properties draw:stroke="none" draw:fill="none" draw:fill-color="#ffffff" draw:auto-grow-height="false" fo:min-height="1.485cm"/>
    </style:style>
    <style:style style:name="Mpr14" style:family="presentation" style:parent-style-name="כותרת_20_ותוכן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כותרת_20_ותוכן_5f_-title">
      <style:graphic-properties draw:stroke="none" svg:stroke-width="0cm" draw:fill="none" draw:textarea-vertical-align="middle" draw:auto-grow-height="false" draw:fit-to-size="false" style:shrink-to-fit="false" fo:min-height="3.181cm" fo:padding-top="0cm" fo:padding-bottom="0cm" fo:padding-left="0cm" fo:padding-right="0cm" fo:wrap-option="wrap"/>
    </style:style>
    <style:style style:name="Mpr16" style:family="presentation" style:parent-style-name="כותרת_20_ותוכן_5f_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17" style:family="presentation" style:parent-style-name="כותרת_20_ותוכן_5f_-backgroundobjects">
      <style:graphic-properties draw:stroke="none" svg:stroke-width="0cm" draw:fill="none" draw:fill-color="#ffffff" draw:textarea-horizontal-align="center" draw:textarea-vertical-align="middle" draw:auto-grow-height="false" draw:fit-to-size="false" style:shrink-to-fit="false" fo:min-height="11.049cm" fo:padding-top="0.128cm" fo:padding-bottom="0.128cm" fo:padding-left="0.256cm" fo:padding-right="0.256cm" fo:wrap-option="wrap"/>
    </style:style>
    <style:style style:name="Mpr18" style:family="presentation" style:parent-style-name="כותרת_20_ותוכן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3cm" fo:padding-bottom="0.13cm" fo:padding-left="0.25cm" fo:padding-right="0.25cm" fo:wrap-option="wrap"/>
    </style:style>
    <style:style style:name="Mpr19" style:family="presentation" style:parent-style-name="כותרת_20_ותוכן_5f_-backgroundobjects">
      <style:graphic-properties draw:stroke="none" draw:fill="none" draw:fill-color="#ffffff" draw:auto-grow-height="false" fo:min-height="1.27cm"/>
    </style:style>
    <style:style style:name="Mpr20" style:family="presentation" style:parent-style-name="כותרת_20_ותוכן_5f_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MP6" style:family="paragraph">
      <style:paragraph-properties fo:margin-top="0cm" fo:margin-bottom="0cm" fo:line-height="100%" fo:text-align="end" style:writing-mode="rl-tb"/>
      <style:text-properties fo:font-size="24pt" style:font-size-asian="14pt" style:font-size-complex="14pt"/>
    </style:style>
    <style:style style:name="MP7" style:family="paragraph">
      <loext:graphic-properties draw:fill="solid" draw:fill-color="#ffffff"/>
      <style:paragraph-properties fo:text-align="start" style:font-independent-line-spacing="true"/>
      <style:text-properties fo:font-size="24pt" style:font-size-asian="14pt" style:font-size-complex="14pt"/>
    </style:style>
    <style:style style:name="MP8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MP9" style:family="paragraph">
      <loext:graphic-properties draw:fill="solid" draw:fill-color="#d34817"/>
      <style:paragraph-properties fo:text-align="start" style:font-independent-line-spacing="true"/>
      <style:text-properties fo:font-size="14pt" style:font-size-asian="14pt" style:font-size-complex="14pt"/>
    </style:style>
    <style:style style:name="MP10" style:family="paragraph">
      <loext:graphic-properties draw:fill="solid" draw:fill-color="#d34817"/>
      <style:paragraph-properties fo:text-align="start" style:font-independent-line-spacing="true"/>
      <style:text-properties fo:font-size="24pt"/>
    </style:style>
    <style:style style:name="MP11" style:family="paragraph">
      <loext:graphic-properties draw:fill="solid" draw:fill-color="#e5b1ab"/>
      <style:paragraph-properties fo:text-align="start" style:font-independent-line-spacing="true"/>
      <style:text-properties fo:font-size="24pt"/>
    </style:style>
    <style:style style:name="MP12" style:family="paragraph">
      <loext:graphic-properties draw:fill="solid" draw:fill-color="#918485"/>
      <style:paragraph-properties fo:text-align="start" style:font-independent-line-spacing="true"/>
      <style:text-properties fo:font-size="24pt"/>
    </style:style>
    <style:style style:name="MP13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15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6" style:family="paragraph">
      <style:paragraph-properties fo:text-align="start"/>
    </style:style>
    <style:style style:name="MP17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18" style:family="paragraph">
      <style:paragraph-properties fo:margin-left="0cm" fo:margin-right="0cm" fo:margin-top="0.13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9" style:family="paragraph">
      <loext:graphic-properties draw:fill="none"/>
      <style:paragraph-properties fo:text-align="start" style:font-independent-line-spacing="true"/>
      <style:text-properties fo:font-size="26pt"/>
    </style:style>
    <style:style style:name="MP20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MP21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22" style:family="paragraph">
      <style:paragraph-properties fo:margin-left="0cm" fo:margin-right="0cm" fo:margin-top="0.245cm" fo:margin-bottom="0cm" fo:line-height="100%" fo:text-align="start" fo:text-indent="0cm" style:punctuation-wrap="simple" style:writing-mode="lr-tb">
        <style:tab-stops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</style:style>
    <style:style style:name="MP23" style:family="paragraph">
      <style:paragraph-properties fo:margin-left="0cm" fo:margin-right="0cm" fo:margin-top="0.245cm" fo:margin-bottom="0cm" fo:line-height="100%" fo:text-align="start" fo:text-indent="0cm" style:punctuation-wrap="simple" style:writing-mode="lr-tb">
        <style:tab-stops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</style:style>
    <style:style style:name="MP24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25" style:family="paragraph">
      <loext:graphic-properties draw:fill="none" draw:fill-color="#ffffff"/>
      <style:paragraph-properties fo:text-align="start" style:font-independent-line-spacing="true"/>
      <style:text-properties fo:font-size="16pt" style:font-size-asian="14pt" style:font-size-complex="14pt"/>
    </style:style>
    <style:style style:name="MP26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>
          <style:tab-stop style:position="0cm"/>
        </style:tab-stops>
      </style:paragraph-properties>
      <style:text-properties fo:font-size="16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Arial2" fo:font-size="24pt" fo:letter-spacing="normal" fo:font-style="normal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Arial2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Arial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5" style:family="text">
      <style:text-properties fo:font-variant="normal" fo:text-transform="none" fo:color="#696464" style:text-line-through-style="none" style:text-line-through-type="none" style:text-position="0% 100%" style:font-name="Arial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2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2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2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9" style:family="text">
      <style:text-properties fo:font-variant="normal" fo:text-transform="none" fo:color="#000099" style:text-line-through-style="none" style:text-line-through-type="none" style:text-position="0% 100%" style:font-name="Arial" fo:font-size="36pt" fo:letter-spacing="normal" fo:font-style="normal" style:text-underline-style="none" fo:font-weight="bold" style:font-size-asian="36pt" style:font-style-asian="normal" style:font-weight-asian="bold" style:font-name-complex="Tahoma" style:font-size-complex="36pt" style:font-style-complex="normal" style:font-weight-complex="bold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MS Gothic" style:font-size-asian="28pt" style:font-style-asian="normal" style:font-weight-asian="normal" style:font-name-complex="Tahoma" style:font-size-complex="28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font-style="normal" style:text-underline-style="none" fo:font-weight="normal" style:font-name-asian="Arial3" style:font-size-asian="16pt" style:font-style-asian="normal" style:font-weight-asian="normal" style:font-name-complex="Ari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שקופית_20_כותרת" style:display-name="שקופית כותרת" style:page-layout-name="PM1" draw:style-name="Mdp1">
      <draw:custom-shape draw:name="מלבן 8" draw:style-name="Mgr3" draw:text-style-name="MP5" draw:layer="backgroundobjects" drawooo:display="printer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drawooo:display="printer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מלבן 11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12" draw:style-name="Mgr4" draw:text-style-name="MP5" draw:layer="backgroundobjects" svg:width="25.036cm" svg:height="18.588cm" svg:x="0.181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מציין מיקום של תאריך 27" presentation:style-name="Mpr1" draw:text-style-name="MP7" draw:layer="backgroundobjects" svg:width="6.878cm" svg:height="1.322cm" svg:x="17.145cm" svg:y="17.198cm" presentation:class="date-time" presentation:user-transformed="true">
        <draw:text-box>
          <text:p text:style-name="MP6"><text:span text:style-name="MT2"><text:date style:data-style-name="D1" text:date-value="2019-02-18">18/2/19</text:date></text:span></text:p>
        </draw:text-box>
      </draw:frame>
      <draw:frame draw:name="מציין מיקום של כותרת תחתונה 16" presentation:style-name="Mpr1" draw:text-style-name="MP7" draw:layer="backgroundobjects" svg:width="12.911cm" svg:height="1.269cm" svg:x="0.635cm" svg:y="17.145cm" presentation:class="footer" presentation:user-transformed="true">
        <draw:text-box>
          <text:p text:style-name="MP6"><text:span text:style-name="MT2">.</text:span></text:p>
        </draw:text-box>
      </draw:frame>
      <draw:frame draw:name="מציין מיקום של מספר שקופית 28" presentation:style-name="Mpr2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custom-shape draw:name="מלבן 6" draw:style-name="Mgr5" draw:text-style-name="MP10" draw:layer="backgroundobjects" svg:width="25.059cm" svg:height="4.242cm" svg:x="0.175cm" svg:y="4.0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9" draw:style-name="Mgr6" draw:text-style-name="MP11" draw:layer="backgroundobjects" svg:width="25.059cm" svg:height="0.334cm" svg:x="0.175cm" svg:y="3.8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10" draw:style-name="Mgr7" draw:text-style-name="MP12" draw:layer="backgroundobjects" svg:width="25.059cm" svg:height="0.306cm" svg:x="0.175cm" svg:y="8.26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7" presentation:style-name="Mpr3" draw:text-style-name="MP14" draw:layer="backgroundobjects" svg:width="22.859cm" svg:height="4.082cm" svg:x="1.27cm" svg:y="4.183cm" presentation:class="title" presentation:user-transformed="true">
        <draw:text-box>
          <text:p text:style-name="MP13"><text:span text:style-name="MT4">לחץ כדי לערוך סגנון כותרת של תבנית בסיס</text:span></text:p>
        </draw:text-box>
      </draw:frame>
      <draw:frame presentation:style-name="שקופית_20_כותרת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שקופית_20_כותרת-title" draw:layer="backgroundobjects" svg:width="14.848cm" svg:height="11.136cm" svg:x="3.075cm" svg:y="2.257cm" presentation:class="page"/>
        <draw:frame presentation:style-name="שקופית_20_כותרת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ריק" style:page-layout-name="PM1" draw:style-name="Mdp1">
      <draw:custom-shape draw:name="מלבן 8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מציין מיקום של תאריך 1" presentation:style-name="Mpr6" draw:text-style-name="MP7" draw:layer="backgroundobjects" svg:width="6.878cm" svg:height="1.322cm" svg:x="17.145cm" svg:y="17.198cm" presentation:class="date-time" presentation:user-transformed="true">
        <draw:text-box>
          <text:p text:style-name="MP6"><text:span text:style-name="MT2"><text:date style:data-style-name="D1" text:date-value="2019-02-18">18/2/19</text:date></text:span></text:p>
        </draw:text-box>
      </draw:frame>
      <draw:frame draw:name="מציין מיקום של כותרת תחתונה 2" presentation:style-name="Mpr6" draw:text-style-name="MP7" draw:layer="backgroundobjects" svg:width="12.911cm" svg:height="1.269cm" svg:x="0.635cm" svg:y="17.145cm" presentation:class="footer" presentation:user-transformed="true">
        <draw:text-box>
          <text:p/>
        </draw:text-box>
      </draw:frame>
      <draw:frame draw:name="מציין מיקום של מספר שקופית 3" presentation:style-name="Mpr7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presentation:style-name="ריק-title" draw:layer="backgroundobjects" svg:width="22.859cm" svg:height="3.18cm" svg:x="1.27cm" svg:y="0.76cm" presentation:class="title" presentation:placeholder="true">
        <draw:text-box/>
      </draw:frame>
      <draw:frame presentation:style-name="ריק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ריק-title" draw:layer="backgroundobjects" svg:width="14.848cm" svg:height="11.136cm" svg:x="3.075cm" svg:y="2.257cm" presentation:class="page"/>
        <draw:frame presentation:style-name="ריק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כותרת_20_ותוכן" style:display-name="כותרת ותוכן" style:page-layout-name="PM1" draw:style-name="Mdp1">
      <draw:custom-shape draw:name="מלבן 8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כותרת 1" presentation:style-name="Mpr10" draw:text-style-name="MP14" draw:layer="backgroundobjects" svg:width="23.706cm" svg:height="1.776cm" svg:x="0.847cm" svg:y="0.763cm" presentation:class="title" presentation:user-transformed="true">
        <draw:text-box>
          <text:p text:style-name="MP15"><text:span text:style-name="MT5">לחץ כדי לערוך סגנון כותרת של תבנית בסיס</text:span></text:p>
        </draw:text-box>
      </draw:frame>
      <draw:frame draw:name="מציין מיקום של מספר שקופית 5" presentation:style-name="Mpr11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draw:name="מציין מיקום תוכן 7" presentation:style-name="Mpr12" draw:text-style-name="MP19" draw:layer="backgroundobjects" svg:width="23.706cm" svg:height="15.874cm" svg:x="0.847cm" svg:y="2.54cm" presentation:class="outline" presentation:user-transformed="true">
        <draw:text-box>
          <text:list text:style-name="ML3">
            <text:list-item>
              <text:p text:style-name="MP16"><text:span text:style-name="MT6">Click to edit the outline text format</text:span></text:p>
              <text:list>
                <text:list-item>
                  <text:p text:style-name="MP16"><text:span text:style-name="MT6">Second Outline Level</text:span></text:p>
                  <text:list>
                    <text:list-item>
                      <text:p text:style-name="MP16"><text:span text:style-name="MT6">Third Outline Level</text:span></text:p>
                      <text:list>
                        <text:list-item>
                          <text:p text:style-name="MP16"><text:span text:style-name="MT6">Fourth Outline Level</text:span></text:p>
                          <text:list>
                            <text:list-item>
                              <text:p text:style-name="MP16"><text:span text:style-name="MT6">Fifth Outline Level</text:span></text:p>
                              <text:list>
                                <text:list-item>
                                  <text:p text:style-name="MP16"><text:span text:style-name="MT6">Sixth Outline Level</text:span></text:p>
                                  <text:list>
                                    <text:list-item>
                                      <text:p text:style-name="MP17"><text:span text:style-name="MT6">Seventh Outline Level</text:span><text:span text:style-name="MT6">לחץ כדי לערוך סגנונות טקסט של תבנית בסיס</text:span></text:p>
                                      <text:list>
                                        <text:list-item>
                                          <text:p text:style-name="MP17"><text:span text:style-name="MT7">רמה שנייה</text:span></text:p>
                                          <text:list>
                                            <text:list-item>
                                              <text:p text:style-name="MP17"><text:span text:style-name="MT8">רמה שלישית</text:span></text:p>
                                              <text:list>
                                                <text:list-item>
                                                  <text:p text:style-name="MP18"><text:span text:style-name="MT8">רמה רביעית</text:span></text:p>
                                                </text:list-item>
                                                <text:list-item>
                                                  <text:p text:style-name="MP18"><text:span text:style-name="MT8">רמה חמישית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כותרת_20_ותוכן-title" draw:layer="backgroundobjects" svg:width="14.848cm" svg:height="11.136cm" svg:x="3.075cm" svg:y="2.257cm" presentation:class="page"/>
        <draw:frame presentation:style-name="כותרת_20_ותוכן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22.859cm" svg:height="3.18cm" svg:x="1.27cm" svg:y="0.76cm" presentation:class="title" presentation:placeholder="true">
        <draw:text-box/>
      </draw:frame>
      <draw:frame presentation:style-name="Default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Default-title" draw:layer="backgroundobjects" svg:width="14.212cm" svg:height="10.659cm" svg:x="2.753cm" svg:y="2.16cm" presentation:class="page"/>
        <draw:frame presentation:style-name="Default-notes" draw:layer="backgroundobjects" svg:width="15.775cm" svg:height="12.792cm" svg:x="1.972cm" svg:y="13.503cm" presentation:class="notes" presentation:placeholder="true">
          <draw:text-box/>
        </draw:frame>
      </presentation:notes>
    </style:master-page>
    <style:master-page style:name="כותרת_20_ותוכן_5f_" style:display-name="כותרת ותוכן_" style:page-layout-name="PM1" draw:style-name="Mdp2">
      <draw:frame draw:name="כותרת 1" presentation:style-name="Mpr15" draw:text-style-name="MP21" draw:layer="backgroundobjects" svg:width="21.478cm" svg:height="3.175cm" svg:x="3.364cm" svg:y="0.422cm" presentation:class="title" presentation:user-transformed="true">
        <draw:text-box>
          <text:p text:style-name="MP20"><text:span text:style-name="MT9">לחץ כדי לערוך סגנון כותרת של תבנית בסיס</text:span></text:p>
        </draw:text-box>
      </draw:frame>
      <draw:frame draw:name="מציין מיקום תוכן 2" presentation:style-name="Mpr16" draw:text-style-name="MP24" draw:layer="backgroundobjects" svg:width="24.01cm" svg:height="14.204cm" svg:x="0.832cm" svg:y="3.642cm" presentation:class="outline" presentation:user-transformed="true">
        <draw:text-box>
          <text:list text:style-name="ML3">
            <text:list-item>
              <text:p text:style-name="MP16"><text:span text:style-name="MT10">Click to edit the outline text format</text:span></text:p>
              <text:list>
                <text:list-item>
                  <text:p text:style-name="MP16"><text:span text:style-name="MT10">Second Outline Level</text:span></text:p>
                  <text:list>
                    <text:list-item>
                      <text:p text:style-name="MP16"><text:span text:style-name="MT10">Third Outline Level</text:span></text:p>
                      <text:list>
                        <text:list-item>
                          <text:p text:style-name="MP16"><text:span text:style-name="MT10">Fourth Outline Level</text:span></text:p>
                          <text:list>
                            <text:list-item>
                              <text:p text:style-name="MP16"><text:span text:style-name="MT10">Fifth Outline Level</text:span></text:p>
                              <text:list>
                                <text:list-item>
                                  <text:p text:style-name="MP16"><text:span text:style-name="MT10">Sixth Outline Level</text:span></text:p>
                                  <text:list>
                                    <text:list-item>
                                      <text:p><text:span text:style-name="MT10">Seventh Outline Level</text:span><text:span text:style-name="MT10">לחץ כדי לערוך סגנונות טקסט של תבנית בסיס</text:span></text:p>
                                      <text:list>
                                        <text:list-item>
                                          <text:p><text:span text:style-name="MT10">רמה שנייה</text:span></text:p>
                                          <text:list>
                                            <text:list-item>
                                              <text:p><text:span text:style-name="MT10">רמה שלישית</text:span></text:p>
                                              <text:list>
                                                <text:list-item>
                                                  <text:p text:style-name="MP22"><text:span text:style-name="MT10">רמה רביעית</text:span></text:p>
                                                </text:list-item>
                                                <text:list-item>
                                                  <text:p text:style-name="MP23"><text:span text:style-name="MT10">רמה חמישית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מציין מיקום של כותרת תחתונה 3" presentation:style-name="Mpr17" draw:text-style-name="MP25" draw:layer="backgroundobjects" svg:width="15.239cm" svg:height="1.27cm" svg:x="0cm" svg:y="17.78cm" presentation:class="footer" presentation:user-transformed="true">
        <draw:text-box>
          <text:p/>
        </draw:text-box>
      </draw:frame>
      <draw:frame draw:name="מציין מיקום של מספר שקופית 4" presentation:style-name="Mpr18" draw:text-style-name="MP25" draw:layer="backgroundobjects" svg:width="1.203cm" svg:height="0.936cm" svg:x="24.196cm" svg:y="18.113cm" presentation:class="page-number" presentation:user-transformed="true">
        <draw:text-box>
          <text:p text:style-name="MP26"><text:span text:style-name="MT11"><text:page-number>&lt;number&gt;</text:page-number></text:span></text:p>
        </draw:text-box>
      </draw:frame>
      <presentation:notes style:page-layout-name="PM2">
        <draw:page-thumbnail presentation:style-name="כותרת_20_ותוכן_5f_-title" draw:layer="backgroundobjects" svg:width="12.699cm" svg:height="9.524cm" svg:x="3.175cm" svg:y="1.93cm" presentation:class="page"/>
        <draw:frame presentation:style-name="כותרת_20_ותוכן_5f_-notes" draw:layer="backgroundobjects" svg:width="15.239cm" svg:height="11.429cm" svg:x="1.905cm" svg:y="12.065cm" presentation:class="notes" presentation:placeholder="true">
          <draw:text-box/>
        </draw:frame>
        <draw:frame presentation:style-name="Mpr1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History</dc:title>
    <meta:initial-creator>zomet</meta:initial-creator>
    <meta:editing-cycles>1141</meta:editing-cycles>
    <meta:print-date>1999-11-04T13:06:28</meta:print-date>
    <meta:creation-date>1999-10-10T10:49:40</meta:creation-date>
    <dc:date>2019-02-18T06:05:54.018859022</dc:date>
    <meta:editing-duration>P27DT7H55M24S</meta:editing-duration>
    <meta:generator>LibreOffice/6.1.4.2$Linux_X86_64 LibreOffice_project/10$Build-2</meta:generator>
    <meta:document-statistic meta:object-count="105"/>
    <meta:user-defined meta:name="AppVersion">16.0000</meta:user-defined>
    <meta:user-defined meta:name="BackColor" meta:value-type="float">15132390</meta:user-defined>
    <meta:user-defined meta:name="ButtonType" meta:value-type="float">1</meta:user-defined>
    <meta:user-defined meta:name="Company">Institute of Computer Science</meta:user-defined>
    <meta:user-defined meta:name="Compression" meta:value-type="float">100</meta:user-defined>
    <meta:user-defined meta:name="DownloadIEButton" meta:value-type="boolean">false</meta:user-defined>
    <meta:user-defined meta:name="DownloadOriginal" meta:value-type="boolean">true</meta:user-defined>
    <meta:user-defined meta:name="GraphicType" meta:value-type="float">1</meta:user-defined>
    <meta:user-defined meta:name="HiddenSlides" meta:value-type="float">0</meta:user-defined>
    <meta:user-defined meta:name="HomePage" meta:value-type="string">http://www.cs.huji.ac.il/~plab</meta:user-defined>
    <meta:user-defined meta:name="HyperlinksChanged" meta:value-type="boolean">false</meta:user-defined>
    <meta:user-defined meta:name="LinkColor" meta:value-type="float">16711782</meta:user-defined>
    <meta:user-defined meta:name="LinksUpToDate" meta:value-type="boolean">false</meta:user-defined>
    <meta:user-defined meta:name="MMClips" meta:value-type="float">0</meta:user-defined>
    <meta:user-defined meta:name="MailAddress" meta:value-type="string">plab@cs.huji.ac.il</meta:user-defined>
    <meta:user-defined meta:name="NavBtnPos" meta:value-type="float">1</meta:user-defined>
    <meta:user-defined meta:name="Notes" meta:value-type="float">12</meta:user-defined>
    <meta:user-defined meta:name="Other" meta:value-type="string"/>
    <meta:user-defined meta:name="OutputDir" meta:value-type="string">c:\temp</meta:user-defined>
    <meta:user-defined meta:name="PresentationFormat" meta:value-type="string">‫הצגה על המסך (4:3)</meta:user-defined>
    <meta:user-defined meta:name="ScaleCrop" meta:value-type="boolean">false</meta:user-defined>
    <meta:user-defined meta:name="ScreenSize" meta:value-type="float">2</meta:user-defined>
    <meta:user-defined meta:name="ScreenUsage" meta:value-type="float">1</meta:user-defined>
    <meta:user-defined meta:name="ShareDoc" meta:value-type="boolean">false</meta:user-defined>
    <meta:user-defined meta:name="ShowNotes" meta:value-type="boolean">false</meta:user-defined>
    <meta:user-defined meta:name="Slides" meta:value-type="float">26</meta:user-defined>
    <meta:user-defined meta:name="TemplateType" meta:value-type="float">1</meta:user-defined>
    <meta:user-defined meta:name="TextColor" meta:value-type="float">0</meta:user-defined>
    <meta:user-defined meta:name="TransparentButton" meta:value-type="float">0</meta:user-defined>
    <meta:user-defined meta:name="UseBrowserColor" meta:value-type="boolean">true</meta:user-defined>
    <meta:user-defined meta:name="VisitedColor" meta:value-type="float">10040268</meta:user-defined>
    <meta:template xlink:type="simple" xlink:actuate="onRequest" xlink:title="Equity" xlink:href=""/>
  </office:meta>
</office:document-meta>
</file>